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72cm"/>
    </style:style>
    <style:style style:name="co2" style:family="table-column">
      <style:table-column-properties fo:break-before="auto" style:column-width="3.641cm"/>
    </style:style>
    <style:style style:name="co3" style:family="table-column">
      <style:table-column-properties fo:break-before="auto" style:column-width="1.849cm"/>
    </style:style>
    <style:style style:name="co4" style:family="table-column">
      <style:table-column-properties fo:break-before="auto" style:column-width="1.737cm"/>
    </style:style>
    <style:style style:name="co5" style:family="table-column">
      <style:table-column-properties fo:break-before="auto" style:column-width="3.667cm"/>
    </style:style>
    <style:style style:name="co6" style:family="table-column">
      <style:table-column-properties fo:break-before="auto" style:column-width="0.392cm"/>
    </style:style>
    <style:style style:name="co7" style:family="table-column">
      <style:table-column-properties fo:break-before="auto" style:column-width="5.487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ta1" style:family="table" style:master-page-name="PageStyle_5f_Blank_20_Weekly_20_Sheet">
      <style:table-properties table:display="true" style:writing-mode="lr-tb"/>
    </style:style>
    <style:style style:name="ta2" style:family="table" style:master-page-name="PageStyle_5f_Date_20_Formatting_20_Strings">
      <style:table-properties table:display="true" style:writing-mode="lr-tb"/>
    </style:style>
    <style:style style:name="ta3" style:family="table" style:master-page-name="PageStyle_5f_Example_20_Weekly_20_Sheet">
      <style:table-properties table:display="true" style:writing-mode="lr-tb"/>
    </style:style>
    <number:number-style style:name="N8004" number:language="nb" number:country="NO">
      <number:number number:decimal-places="2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Excel_20_Built-in_20_Normal">
      <style:table-cell-properties fo:background-color="#dbeef4"/>
      <style:text-properties fo:color="#000000" style:text-outline="false" style:text-line-through-styl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3" style:family="table-cell" style:parent-style-name="Excel_20_Built-in_20_Normal">
      <style:table-cell-properties fo:background-color="#93cddd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38819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d7e4b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748c43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>
      <style:text-properties fo:color="#bfbfb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dbeef4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bfbfb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d7e4bd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748c43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Excel_20_Built-in_20_Normal">
      <style:table-cell-properties fo:background-color="#dbeef4"/>
      <style:text-properties fo:color="#388195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#b7dee8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88195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 style:data-style-name="N106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Excel_20_Built-in_20_Normal" style:data-style-name="N107">
      <style:table-cell-properties fo:background-color="#ebf1d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 style:data-style-name="N8004">
      <style:table-cell-properties fo:background-color="#c3d69b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Excel_20_Built-in_20_Normal">
      <style:table-cell-properties fo:background-color="#dbeef4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88195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Excel_20_Built-in_20_Normal" style:data-style-name="N107">
      <style:table-cell-properties fo:background-color="#ebf1d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Excel_20_Built-in_20_Normal" style:data-style-name="N106"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ffff00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Excel_20_Built-in_20_Normal">
      <style:table-cell-properties fo:background-color="#ffff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Excel_20_Built-in_20_Normal">
      <style:text-properties fo:color="#903c3a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Excel_20_Built-in_20_Normal">
      <style:text-properties fo:color="#000000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25" style:family="table-cell" style:parent-style-name="Excel_20_Built-in_20_Normal">
      <style:table-cell-properties fo:background-color="#b3a2c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d99694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ccc1da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20_Built-in_20_Normal">
      <style:table-cell-properties fo:background-color="#903c3a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nk Weekly Shee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>
            <text:p>GANTT DIAGRAM (UKENTLIG)</text:p>
          </table:table-cell>
          <table:table-cell table:number-columns-repeated="1023"/>
        </table:table-row>
        <table:table-row table:style-name="ro2">
          <table:table-cell/>
          <table:table-cell table:style-name="ce9" office:value-type="string">
            <text:p>edit this year v</text:p>
          </table:table-cell>
          <table:table-cell/>
          <table:table-cell table:style-name="ce17" table:formula="of:=[.B3]" office:value-type="float" office:value="2013">
            <text:p>juli</text:p>
          </table:table-cell>
          <table:table-cell table:style-name="ce20" table:formula="of:=[.D2]+1" office:value-type="float" office:value="2014">
            <text:p>juli</text:p>
          </table:table-cell>
          <table:table-cell table:style-name="ce20" table:formula="of:=[.E2]+1" office:value-type="float" office:value="2015">
            <text:p>juli</text:p>
          </table:table-cell>
          <table:table-cell table:style-name="ce20" table:formula="of:=[.F2]+1" office:value-type="float" office:value="2016">
            <text:p>juli</text:p>
          </table:table-cell>
          <table:table-cell table:style-name="ce20" table:formula="of:=[.G2]+1" office:value-type="float" office:value="2017">
            <text:p>juli</text:p>
          </table:table-cell>
          <table:table-cell table:style-name="ce20" table:formula="of:=[.H2]+1" office:value-type="float" office:value="2018">
            <text:p>juli</text:p>
          </table:table-cell>
          <table:table-cell table:style-name="ce20" table:formula="of:=[.I2]+1" office:value-type="float" office:value="2019">
            <text:p>juli</text:p>
          </table:table-cell>
          <table:table-cell table:style-name="ce20" table:formula="of:=[.J2]+1" office:value-type="float" office:value="2020">
            <text:p>juli</text:p>
          </table:table-cell>
          <table:table-cell table:style-name="ce20" table:formula="of:=[.K2]+1" office:value-type="float" office:value="2021">
            <text:p>juli</text:p>
          </table:table-cell>
          <table:table-cell table:style-name="ce20" table:formula="of:=[.L2]+1" office:value-type="float" office:value="2022">
            <text:p>juli</text:p>
          </table:table-cell>
          <table:table-cell table:style-name="ce20" table:formula="of:=[.M2]+1" office:value-type="float" office:value="2023">
            <text:p>juli</text:p>
          </table:table-cell>
          <table:table-cell table:style-name="ce20" table:formula="of:=[.N2]+1" office:value-type="float" office:value="2024">
            <text:p>juli</text:p>
          </table:table-cell>
          <table:table-cell table:style-name="ce20" table:formula="of:=[.O2]+1" office:value-type="float" office:value="2025">
            <text:p>juli</text:p>
          </table:table-cell>
          <table:table-cell table:style-name="ce20" table:formula="of:=[.P2]+1" office:value-type="float" office:value="2026">
            <text:p>juli</text:p>
          </table:table-cell>
          <table:table-cell table:style-name="ce20" table:formula="of:=[.Q2]+1" office:value-type="float" office:value="2027">
            <text:p>juli</text:p>
          </table:table-cell>
          <table:table-cell table:style-name="ce20" table:formula="of:=[.R2]+1" office:value-type="float" office:value="2028">
            <text:p>juli</text:p>
          </table:table-cell>
          <table:table-cell table:style-name="ce20" table:formula="of:=[.S2]+1" office:value-type="float" office:value="2029">
            <text:p>juli</text:p>
          </table:table-cell>
          <table:table-cell table:style-name="ce20" table:formula="of:=[.T2]+1" office:value-type="float" office:value="2030">
            <text:p>juli</text:p>
          </table:table-cell>
          <table:table-cell table:style-name="ce20" table:formula="of:=[.U2]+1" office:value-type="float" office:value="2031">
            <text:p>juli</text:p>
          </table:table-cell>
          <table:table-cell table:style-name="ce20" table:formula="of:=[.V2]+1" office:value-type="float" office:value="2032">
            <text:p>juli</text:p>
          </table:table-cell>
          <table:table-cell table:style-name="ce20" table:formula="of:=[.W2]+1" office:value-type="float" office:value="2033">
            <text:p>juli</text:p>
          </table:table-cell>
          <table:table-cell table:style-name="ce20" table:formula="of:=[.X2]+1" office:value-type="float" office:value="2034">
            <text:p>juli</text:p>
          </table:table-cell>
          <table:table-cell table:style-name="ce20" table:formula="of:=[.Y2]+1" office:value-type="float" office:value="2035">
            <text:p>juli</text:p>
          </table:table-cell>
          <table:table-cell table:style-name="ce20" table:formula="of:=[.Z2]+1" office:value-type="float" office:value="2036">
            <text:p>juli</text:p>
          </table:table-cell>
          <table:table-cell table:style-name="ce20" table:formula="of:=[.AA2]+1" office:value-type="float" office:value="2037">
            <text:p>juli</text:p>
          </table:table-cell>
          <table:table-cell table:style-name="ce20" table:formula="of:=[.AB2]+1" office:value-type="float" office:value="2038">
            <text:p>juli</text:p>
          </table:table-cell>
          <table:table-cell table:style-name="ce20" table:formula="of:=[.AC2]+1" office:value-type="float" office:value="2039">
            <text:p>juli</text:p>
          </table:table-cell>
          <table:table-cell table:style-name="ce20" table:formula="of:=[.AD2]+1" office:value-type="float" office:value="2040">
            <text:p>aug.</text:p>
          </table:table-cell>
          <table:table-cell table:style-name="ce20" table:formula="of:=[.AE2]+1" office:value-type="float" office:value="2041">
            <text:p>aug.</text:p>
          </table:table-cell>
          <table:table-cell table:style-name="ce20" table:formula="of:=[.AF2]+1" office:value-type="float" office:value="2042">
            <text:p>aug.</text:p>
          </table:table-cell>
          <table:table-cell table:style-name="ce20" table:formula="of:=[.AG2]+1" office:value-type="float" office:value="2043">
            <text:p>aug.</text:p>
          </table:table-cell>
          <table:table-cell table:style-name="ce20" table:formula="of:=[.AH2]+1" office:value-type="float" office:value="2044">
            <text:p>aug.</text:p>
          </table:table-cell>
          <table:table-cell table:style-name="ce20" table:formula="of:=[.AI2]+1" office:value-type="float" office:value="2045">
            <text:p>aug.</text:p>
          </table:table-cell>
          <table:table-cell table:style-name="ce20" table:formula="of:=[.AJ2]+1" office:value-type="float" office:value="2046">
            <text:p>aug.</text:p>
          </table:table-cell>
          <table:table-cell table:style-name="ce20" table:formula="of:=[.AK2]+1" office:value-type="float" office:value="2047">
            <text:p>aug.</text:p>
          </table:table-cell>
          <table:table-cell table:style-name="ce20" table:formula="of:=[.AL2]+1" office:value-type="float" office:value="2048">
            <text:p>aug.</text:p>
          </table:table-cell>
          <table:table-cell table:style-name="ce20" table:formula="of:=[.AM2]+1" office:value-type="float" office:value="2049">
            <text:p>aug.</text:p>
          </table:table-cell>
          <table:table-cell table:style-name="ce20" table:formula="of:=[.AN2]+1" office:value-type="float" office:value="2050">
            <text:p>aug.</text:p>
          </table:table-cell>
          <table:table-cell table:style-name="ce20" table:formula="of:=[.AO2]+1" office:value-type="float" office:value="2051">
            <text:p>aug.</text:p>
          </table:table-cell>
          <table:table-cell table:style-name="ce20" table:formula="of:=[.AP2]+1" office:value-type="float" office:value="2052">
            <text:p>aug.</text:p>
          </table:table-cell>
          <table:table-cell table:style-name="ce20" table:formula="of:=[.AQ2]+1" office:value-type="float" office:value="2053">
            <text:p>aug.</text:p>
          </table:table-cell>
          <table:table-cell table:style-name="ce20" table:formula="of:=[.AR2]+1" office:value-type="float" office:value="2054">
            <text:p>aug.</text:p>
          </table:table-cell>
          <table:table-cell table:style-name="ce20" table:formula="of:=[.AS2]+1" office:value-type="float" office:value="2055">
            <text:p>aug.</text:p>
          </table:table-cell>
          <table:table-cell table:style-name="ce20" table:formula="of:=[.AT2]+1" office:value-type="float" office:value="2056">
            <text:p>aug.</text:p>
          </table:table-cell>
          <table:table-cell table:style-name="ce20" table:formula="of:=[.AU2]+1" office:value-type="float" office:value="2057">
            <text:p>aug.</text:p>
          </table:table-cell>
          <table:table-cell table:style-name="ce20" table:formula="of:=[.AV2]+1" office:value-type="float" office:value="2058">
            <text:p>aug.</text:p>
          </table:table-cell>
          <table:table-cell table:style-name="ce20" table:formula="of:=[.AW2]+1" office:value-type="float" office:value="2059">
            <text:p>aug.</text:p>
          </table:table-cell>
          <table:table-cell table:style-name="ce20" table:formula="of:=[.AX2]+1" office:value-type="float" office:value="2060">
            <text:p>aug.</text:p>
          </table:table-cell>
          <table:table-cell table:style-name="ce20" table:formula="of:=[.AY2]+1" office:value-type="float" office:value="2061">
            <text:p>aug.</text:p>
          </table:table-cell>
          <table:table-cell table:style-name="ce20" table:formula="of:=[.AZ2]+1" office:value-type="float" office:value="2062">
            <text:p>aug.</text:p>
          </table:table-cell>
          <table:table-cell table:style-name="ce20" table:formula="of:=[.BA2]+1" office:value-type="float" office:value="2063">
            <text:p>aug.</text:p>
          </table:table-cell>
          <table:table-cell table:style-name="ce20" table:formula="of:=[.BB2]+1" office:value-type="float" office:value="2064">
            <text:p>aug.</text:p>
          </table:table-cell>
          <table:table-cell table:style-name="ce20" table:formula="of:=[.BC2]+1" office:value-type="float" office:value="2065">
            <text:p>aug.</text:p>
          </table:table-cell>
          <table:table-cell table:style-name="ce20" table:formula="of:=[.BD2]+1" office:value-type="float" office:value="2066">
            <text:p>aug.</text:p>
          </table:table-cell>
          <table:table-cell table:style-name="ce20" table:formula="of:=[.BE2]+1" office:value-type="float" office:value="2067">
            <text:p>aug.</text:p>
          </table:table-cell>
          <table:table-cell table:style-name="ce20" table:formula="of:=[.BF2]+1" office:value-type="float" office:value="2068">
            <text:p>aug.</text:p>
          </table:table-cell>
          <table:table-cell table:style-name="ce20" table:formula="of:=[.BG2]+1" office:value-type="float" office:value="2069">
            <text:p>aug.</text:p>
          </table:table-cell>
          <table:table-cell table:style-name="ce20" table:formula="of:=[.BH2]+1" office:value-type="float" office:value="2070">
            <text:p>aug.</text:p>
          </table:table-cell>
          <table:table-cell table:style-name="ce20" table:formula="of:=[.BI2]+1" office:value-type="float" office:value="2071">
            <text:p>sep.</text:p>
          </table:table-cell>
          <table:table-cell table:style-name="ce20" table:formula="of:=[.BJ2]+1" office:value-type="float" office:value="2072">
            <text:p>sep.</text:p>
          </table:table-cell>
          <table:table-cell table:style-name="ce20" table:formula="of:=[.BK2]+1" office:value-type="float" office:value="2073">
            <text:p>sep.</text:p>
          </table:table-cell>
          <table:table-cell table:style-name="ce20" table:formula="of:=[.BL2]+1" office:value-type="float" office:value="2074">
            <text:p>sep.</text:p>
          </table:table-cell>
          <table:table-cell table:style-name="ce20" table:formula="of:=[.BM2]+1" office:value-type="float" office:value="2075">
            <text:p>sep.</text:p>
          </table:table-cell>
          <table:table-cell table:style-name="ce20" table:formula="of:=[.BN2]+1" office:value-type="float" office:value="2076">
            <text:p>sep.</text:p>
          </table:table-cell>
          <table:table-cell table:style-name="ce20" table:formula="of:=[.BO2]+1" office:value-type="float" office:value="2077">
            <text:p>sep.</text:p>
          </table:table-cell>
          <table:table-cell table:style-name="ce20" table:formula="of:=[.BP2]+1" office:value-type="float" office:value="2078">
            <text:p>sep.</text:p>
          </table:table-cell>
          <table:table-cell table:style-name="ce20" table:formula="of:=[.BQ2]+1" office:value-type="float" office:value="2079">
            <text:p>sep.</text:p>
          </table:table-cell>
          <table:table-cell table:style-name="ce20" table:formula="of:=[.BR2]+1" office:value-type="float" office:value="2080">
            <text:p>sep.</text:p>
          </table:table-cell>
          <table:table-cell table:style-name="ce20" table:formula="of:=[.BS2]+1" office:value-type="float" office:value="2081">
            <text:p>sep.</text:p>
          </table:table-cell>
          <table:table-cell table:style-name="ce20" table:formula="of:=[.BT2]+1" office:value-type="float" office:value="2082">
            <text:p>sep.</text:p>
          </table:table-cell>
          <table:table-cell table:style-name="ce20" table:formula="of:=[.BU2]+1" office:value-type="float" office:value="2083">
            <text:p>sep.</text:p>
          </table:table-cell>
          <table:table-cell table:style-name="ce20" table:formula="of:=[.BV2]+1" office:value-type="float" office:value="2084">
            <text:p>sep.</text:p>
          </table:table-cell>
          <table:table-cell table:style-name="ce20" table:formula="of:=[.BW2]+1" office:value-type="float" office:value="2085">
            <text:p>sep.</text:p>
          </table:table-cell>
          <table:table-cell table:style-name="ce20" table:formula="of:=[.BX2]+1" office:value-type="float" office:value="2086">
            <text:p>sep.</text:p>
          </table:table-cell>
          <table:table-cell table:style-name="ce20" table:formula="of:=[.BY2]+1" office:value-type="float" office:value="2087">
            <text:p>sep.</text:p>
          </table:table-cell>
          <table:table-cell table:style-name="ce20" table:formula="of:=[.BZ2]+1" office:value-type="float" office:value="2088">
            <text:p>sep.</text:p>
          </table:table-cell>
          <table:table-cell table:style-name="ce20" table:formula="of:=[.CA2]+1" office:value-type="float" office:value="2089">
            <text:p>sep.</text:p>
          </table:table-cell>
          <table:table-cell table:style-name="ce20" table:formula="of:=[.CB2]+1" office:value-type="float" office:value="2090">
            <text:p>sep.</text:p>
          </table:table-cell>
          <table:table-cell table:style-name="ce20" table:formula="of:=[.CC2]+1" office:value-type="float" office:value="2091">
            <text:p>sep.</text:p>
          </table:table-cell>
          <table:table-cell table:style-name="ce20" table:formula="of:=[.CD2]+1" office:value-type="float" office:value="2092">
            <text:p>sep.</text:p>
          </table:table-cell>
          <table:table-cell table:style-name="ce20" table:formula="of:=[.CE2]+1" office:value-type="float" office:value="2093">
            <text:p>sep.</text:p>
          </table:table-cell>
          <table:table-cell table:style-name="ce20" table:formula="of:=[.CF2]+1" office:value-type="float" office:value="2094">
            <text:p>sep.</text:p>
          </table:table-cell>
          <table:table-cell table:style-name="ce20" table:formula="of:=[.CG2]+1" office:value-type="float" office:value="2095">
            <text:p>sep.</text:p>
          </table:table-cell>
          <table:table-cell table:style-name="ce20" table:formula="of:=[.CH2]+1" office:value-type="float" office:value="2096">
            <text:p>sep.</text:p>
          </table:table-cell>
          <table:table-cell table:style-name="ce20" table:formula="of:=[.CI2]+1" office:value-type="float" office:value="2097">
            <text:p>sep.</text:p>
          </table:table-cell>
          <table:table-cell table:style-name="ce20" table:formula="of:=[.CJ2]+1" office:value-type="float" office:value="2098">
            <text:p>sep.</text:p>
          </table:table-cell>
          <table:table-cell table:style-name="ce20" table:formula="of:=[.CK2]+1" office:value-type="float" office:value="2099">
            <text:p>sep.</text:p>
          </table:table-cell>
          <table:table-cell table:style-name="ce20" table:formula="of:=[.CL2]+1" office:value-type="float" office:value="2100">
            <text:p>sep.</text:p>
          </table:table-cell>
          <table:table-cell table:style-name="ce20" table:formula="of:=[.CM2]+1" office:value-type="float" office:value="2101">
            <text:p>okt.</text:p>
          </table:table-cell>
          <table:table-cell table:style-name="ce20" table:formula="of:=[.CN2]+1" office:value-type="float" office:value="2102">
            <text:p>okt.</text:p>
          </table:table-cell>
          <table:table-cell table:style-name="ce20" table:formula="of:=[.CO2]+1" office:value-type="float" office:value="2103">
            <text:p>okt.</text:p>
          </table:table-cell>
          <table:table-cell table:style-name="ce20" table:formula="of:=[.CP2]+1" office:value-type="float" office:value="2104">
            <text:p>okt.</text:p>
          </table:table-cell>
          <table:table-cell table:style-name="ce20" table:formula="of:=[.CQ2]+1" office:value-type="float" office:value="2105">
            <text:p>okt.</text:p>
          </table:table-cell>
          <table:table-cell table:style-name="ce20" table:formula="of:=[.CR2]+1" office:value-type="float" office:value="2106">
            <text:p>okt.</text:p>
          </table:table-cell>
          <table:table-cell table:style-name="ce20" table:formula="of:=[.CS2]+1" office:value-type="float" office:value="2107">
            <text:p>okt.</text:p>
          </table:table-cell>
          <table:table-cell table:style-name="ce20" table:formula="of:=[.CT2]+1" office:value-type="float" office:value="2108">
            <text:p>okt.</text:p>
          </table:table-cell>
          <table:table-cell table:style-name="ce20" table:formula="of:=[.CU2]+1" office:value-type="float" office:value="2109">
            <text:p>okt.</text:p>
          </table:table-cell>
          <table:table-cell table:style-name="ce20" table:formula="of:=[.CV2]+1" office:value-type="float" office:value="2110">
            <text:p>okt.</text:p>
          </table:table-cell>
          <table:table-cell table:style-name="ce20" table:formula="of:=[.CW2]+1" office:value-type="float" office:value="2111">
            <text:p>okt.</text:p>
          </table:table-cell>
          <table:table-cell table:style-name="ce20" table:formula="of:=[.CX2]+1" office:value-type="float" office:value="2112">
            <text:p>okt.</text:p>
          </table:table-cell>
          <table:table-cell table:style-name="ce20" table:formula="of:=[.CY2]+1" office:value-type="float" office:value="2113">
            <text:p>okt.</text:p>
          </table:table-cell>
          <table:table-cell table:style-name="ce20" table:formula="of:=[.CZ2]+1" office:value-type="float" office:value="2114">
            <text:p>okt.</text:p>
          </table:table-cell>
          <table:table-cell table:style-name="ce20" table:formula="of:=[.DA2]+1" office:value-type="float" office:value="2115">
            <text:p>okt.</text:p>
          </table:table-cell>
          <table:table-cell table:style-name="ce20" table:formula="of:=[.DB2]+1" office:value-type="float" office:value="2116">
            <text:p>okt.</text:p>
          </table:table-cell>
          <table:table-cell table:style-name="ce20" table:formula="of:=[.DC2]+1" office:value-type="float" office:value="2117">
            <text:p>okt.</text:p>
          </table:table-cell>
          <table:table-cell table:style-name="ce20" table:formula="of:=[.DD2]+1" office:value-type="float" office:value="2118">
            <text:p>okt.</text:p>
          </table:table-cell>
          <table:table-cell table:style-name="ce20" table:formula="of:=[.DE2]+1" office:value-type="float" office:value="2119">
            <text:p>okt.</text:p>
          </table:table-cell>
          <table:table-cell table:style-name="ce20" table:formula="of:=[.DF2]+1" office:value-type="float" office:value="2120">
            <text:p>okt.</text:p>
          </table:table-cell>
          <table:table-cell table:style-name="ce20" table:formula="of:=[.DG2]+1" office:value-type="float" office:value="2121">
            <text:p>okt.</text:p>
          </table:table-cell>
          <table:table-cell table:style-name="ce20" table:formula="of:=[.DH2]+1" office:value-type="float" office:value="2122">
            <text:p>okt.</text:p>
          </table:table-cell>
          <table:table-cell table:style-name="ce20" table:formula="of:=[.DI2]+1" office:value-type="float" office:value="2123">
            <text:p>okt.</text:p>
          </table:table-cell>
          <table:table-cell table:style-name="ce20" table:formula="of:=[.DJ2]+1" office:value-type="float" office:value="2124">
            <text:p>okt.</text:p>
          </table:table-cell>
          <table:table-cell table:style-name="ce20" table:formula="of:=[.DK2]+1" office:value-type="float" office:value="2125">
            <text:p>okt.</text:p>
          </table:table-cell>
          <table:table-cell table:style-name="ce20" table:formula="of:=[.DL2]+1" office:value-type="float" office:value="2126">
            <text:p>okt.</text:p>
          </table:table-cell>
          <table:table-cell table:style-name="ce20" table:formula="of:=[.DM2]+1" office:value-type="float" office:value="2127">
            <text:p>okt.</text:p>
          </table:table-cell>
          <table:table-cell table:style-name="ce20" table:formula="of:=[.DN2]+1" office:value-type="float" office:value="2128">
            <text:p>okt.</text:p>
          </table:table-cell>
          <table:table-cell table:style-name="ce20" table:formula="of:=[.DO2]+1" office:value-type="float" office:value="2129">
            <text:p>okt.</text:p>
          </table:table-cell>
          <table:table-cell table:style-name="ce20" table:formula="of:=[.DP2]+1" office:value-type="float" office:value="2130">
            <text:p>okt.</text:p>
          </table:table-cell>
          <table:table-cell table:style-name="ce20" table:formula="of:=[.DQ2]+1" office:value-type="float" office:value="2131">
            <text:p>okt.</text:p>
          </table:table-cell>
          <table:table-cell table:style-name="ce20" table:formula="of:=[.DR2]+1" office:value-type="float" office:value="2132">
            <text:p>nov.</text:p>
          </table:table-cell>
          <table:table-cell table:style-name="ce20" table:formula="of:=[.DS2]+1" office:value-type="float" office:value="2133">
            <text:p>nov.</text:p>
          </table:table-cell>
          <table:table-cell table:style-name="ce20" table:formula="of:=[.DT2]+1" office:value-type="float" office:value="2134">
            <text:p>nov.</text:p>
          </table:table-cell>
          <table:table-cell table:style-name="ce20" table:formula="of:=[.DU2]+1" office:value-type="float" office:value="2135">
            <text:p>nov.</text:p>
          </table:table-cell>
          <table:table-cell table:style-name="ce20" table:formula="of:=[.DV2]+1" office:value-type="float" office:value="2136">
            <text:p>nov.</text:p>
          </table:table-cell>
          <table:table-cell table:style-name="ce20" table:formula="of:=[.DW2]+1" office:value-type="float" office:value="2137">
            <text:p>nov.</text:p>
          </table:table-cell>
          <table:table-cell table:style-name="ce20" table:formula="of:=[.DX2]+1" office:value-type="float" office:value="2138">
            <text:p>nov.</text:p>
          </table:table-cell>
          <table:table-cell table:style-name="ce20" table:formula="of:=[.DY2]+1" office:value-type="float" office:value="2139">
            <text:p>nov.</text:p>
          </table:table-cell>
          <table:table-cell table:style-name="ce20" table:formula="of:=[.DZ2]+1" office:value-type="float" office:value="2140">
            <text:p>nov.</text:p>
          </table:table-cell>
          <table:table-cell table:style-name="ce20" table:formula="of:=[.EA2]+1" office:value-type="float" office:value="2141">
            <text:p>nov.</text:p>
          </table:table-cell>
          <table:table-cell table:number-columns-repeated="892"/>
        </table:table-row>
        <table:table-row table:style-name="ro3">
          <table:table-cell table:style-name="ce2"/>
          <table:table-cell table:style-name="ce2" office:value-type="float" office:value="2013">
            <text:p>2013</text:p>
          </table:table-cell>
          <table:table-cell table:style-name="ce12"/>
          <table:table-cell table:style-name="ce18"/>
          <table:table-cell table:style-name="ce8" table:number-columns-repeated="51"/>
          <table:table-cell table:number-columns-repeated="969"/>
        </table:table-row>
        <table:table-row table:style-name="ro4">
          <table:table-cell table:style-name="ce3"/>
          <table:table-cell table:style-name="ce3" office:value-type="string">
            <text:p>ISO WEEK NUM</text:p>
          </table:table-cell>
          <table:table-cell table:style-name="ce13" table:formula="of:=&quot;W&quot;&amp;INT((((([.C6]-DATE(YEAR((([.C6]-WEEKDAY(([.C6]-1)))+4));1;3))+WEEKDAY(DATE(YEAR((([.C6]-WEEKDAY(([.C6]-1)))+4));1;3)))+5)/7))" office:value-type="string" office:string-value="W1">
            <text:p>W1</text:p>
          </table:table-cell>
          <table:table-cell table:style-name="ce13" table:formula="of:=&quot;W&quot;&amp;INT((((([.D6]-DATE(YEAR((([.D6]-WEEKDAY(([.D6]-1)))+4));1;3))+WEEKDAY(DATE(YEAR((([.D6]-WEEKDAY(([.D6]-1)))+4));1;3)))+5)/7))" office:value-type="string" office:string-value="W2">
            <text:p>W2</text:p>
          </table:table-cell>
          <table:table-cell table:style-name="ce13" table:formula="of:=&quot;W&quot;&amp;INT((((([.E6]-DATE(YEAR((([.E6]-WEEKDAY(([.E6]-1)))+4));1;3))+WEEKDAY(DATE(YEAR((([.E6]-WEEKDAY(([.E6]-1)))+4));1;3)))+5)/7))" office:value-type="string" office:string-value="W3">
            <text:p>W3</text:p>
          </table:table-cell>
          <table:table-cell table:style-name="ce13" table:formula="of:=&quot;W&quot;&amp;INT((((([.F6]-DATE(YEAR((([.F6]-WEEKDAY(([.F6]-1)))+4));1;3))+WEEKDAY(DATE(YEAR((([.F6]-WEEKDAY(([.F6]-1)))+4));1;3)))+5)/7))" office:value-type="string" office:string-value="W4">
            <text:p>W4</text:p>
          </table:table-cell>
          <table:table-cell table:style-name="ce13" table:formula="of:=&quot;W&quot;&amp;INT((((([.G6]-DATE(YEAR((([.G6]-WEEKDAY(([.G6]-1)))+4));1;3))+WEEKDAY(DATE(YEAR((([.G6]-WEEKDAY(([.G6]-1)))+4));1;3)))+5)/7))" office:value-type="string" office:string-value="W5">
            <text:p>W5</text:p>
          </table:table-cell>
          <table:table-cell table:style-name="ce13" table:formula="of:=&quot;W&quot;&amp;INT((((([.H6]-DATE(YEAR((([.H6]-WEEKDAY(([.H6]-1)))+4));1;3))+WEEKDAY(DATE(YEAR((([.H6]-WEEKDAY(([.H6]-1)))+4));1;3)))+5)/7))" office:value-type="string" office:string-value="W6">
            <text:p>W6</text:p>
          </table:table-cell>
          <table:table-cell table:style-name="ce13" table:formula="of:=&quot;W&quot;&amp;INT((((([.I6]-DATE(YEAR((([.I6]-WEEKDAY(([.I6]-1)))+4));1;3))+WEEKDAY(DATE(YEAR((([.I6]-WEEKDAY(([.I6]-1)))+4));1;3)))+5)/7))" office:value-type="string" office:string-value="W7">
            <text:p>W7</text:p>
          </table:table-cell>
          <table:table-cell table:style-name="ce13" table:formula="of:=&quot;W&quot;&amp;INT((((([.J6]-DATE(YEAR((([.J6]-WEEKDAY(([.J6]-1)))+4));1;3))+WEEKDAY(DATE(YEAR((([.J6]-WEEKDAY(([.J6]-1)))+4));1;3)))+5)/7))" office:value-type="string" office:string-value="W8">
            <text:p>W8</text:p>
          </table:table-cell>
          <table:table-cell table:style-name="ce13" table:formula="of:=&quot;W&quot;&amp;INT((((([.K6]-DATE(YEAR((([.K6]-WEEKDAY(([.K6]-1)))+4));1;3))+WEEKDAY(DATE(YEAR((([.K6]-WEEKDAY(([.K6]-1)))+4));1;3)))+5)/7))" office:value-type="string" office:string-value="W9">
            <text:p>W9</text:p>
          </table:table-cell>
          <table:table-cell table:style-name="ce13" table:formula="of:=&quot;W&quot;&amp;INT((((([.L6]-DATE(YEAR((([.L6]-WEEKDAY(([.L6]-1)))+4));1;3))+WEEKDAY(DATE(YEAR((([.L6]-WEEKDAY(([.L6]-1)))+4));1;3)))+5)/7))" office:value-type="string" office:string-value="W10">
            <text:p>W10</text:p>
          </table:table-cell>
          <table:table-cell table:style-name="ce13" table:formula="of:=&quot;W&quot;&amp;INT((((([.M6]-DATE(YEAR((([.M6]-WEEKDAY(([.M6]-1)))+4));1;3))+WEEKDAY(DATE(YEAR((([.M6]-WEEKDAY(([.M6]-1)))+4));1;3)))+5)/7))" office:value-type="string" office:string-value="W11">
            <text:p>W11</text:p>
          </table:table-cell>
          <table:table-cell table:style-name="ce13" table:formula="of:=&quot;W&quot;&amp;INT((((([.N6]-DATE(YEAR((([.N6]-WEEKDAY(([.N6]-1)))+4));1;3))+WEEKDAY(DATE(YEAR((([.N6]-WEEKDAY(([.N6]-1)))+4));1;3)))+5)/7))" office:value-type="string" office:string-value="W12">
            <text:p>W12</text:p>
          </table:table-cell>
          <table:table-cell table:style-name="ce13" table:formula="of:=&quot;W&quot;&amp;INT((((([.O6]-DATE(YEAR((([.O6]-WEEKDAY(([.O6]-1)))+4));1;3))+WEEKDAY(DATE(YEAR((([.O6]-WEEKDAY(([.O6]-1)))+4));1;3)))+5)/7))" office:value-type="string" office:string-value="W13">
            <text:p>W13</text:p>
          </table:table-cell>
          <table:table-cell table:style-name="ce13" table:formula="of:=&quot;W&quot;&amp;INT((((([.P6]-DATE(YEAR((([.P6]-WEEKDAY(([.P6]-1)))+4));1;3))+WEEKDAY(DATE(YEAR((([.P6]-WEEKDAY(([.P6]-1)))+4));1;3)))+5)/7))" office:value-type="string" office:string-value="W14">
            <text:p>W14</text:p>
          </table:table-cell>
          <table:table-cell table:style-name="ce13" table:formula="of:=&quot;W&quot;&amp;INT((((([.Q6]-DATE(YEAR((([.Q6]-WEEKDAY(([.Q6]-1)))+4));1;3))+WEEKDAY(DATE(YEAR((([.Q6]-WEEKDAY(([.Q6]-1)))+4));1;3)))+5)/7))" office:value-type="string" office:string-value="W15">
            <text:p>W15</text:p>
          </table:table-cell>
          <table:table-cell table:style-name="ce13" table:formula="of:=&quot;W&quot;&amp;INT((((([.R6]-DATE(YEAR((([.R6]-WEEKDAY(([.R6]-1)))+4));1;3))+WEEKDAY(DATE(YEAR((([.R6]-WEEKDAY(([.R6]-1)))+4));1;3)))+5)/7))" office:value-type="string" office:string-value="W16">
            <text:p>W16</text:p>
          </table:table-cell>
          <table:table-cell table:style-name="ce13" table:formula="of:=&quot;W&quot;&amp;INT((((([.S6]-DATE(YEAR((([.S6]-WEEKDAY(([.S6]-1)))+4));1;3))+WEEKDAY(DATE(YEAR((([.S6]-WEEKDAY(([.S6]-1)))+4));1;3)))+5)/7))" office:value-type="string" office:string-value="W17">
            <text:p>W17</text:p>
          </table:table-cell>
          <table:table-cell table:style-name="ce13" table:formula="of:=&quot;W&quot;&amp;INT((((([.T6]-DATE(YEAR((([.T6]-WEEKDAY(([.T6]-1)))+4));1;3))+WEEKDAY(DATE(YEAR((([.T6]-WEEKDAY(([.T6]-1)))+4));1;3)))+5)/7))" office:value-type="string" office:string-value="W18">
            <text:p>W18</text:p>
          </table:table-cell>
          <table:table-cell table:style-name="ce13" table:formula="of:=&quot;W&quot;&amp;INT((((([.U6]-DATE(YEAR((([.U6]-WEEKDAY(([.U6]-1)))+4));1;3))+WEEKDAY(DATE(YEAR((([.U6]-WEEKDAY(([.U6]-1)))+4));1;3)))+5)/7))" office:value-type="string" office:string-value="W19">
            <text:p>W19</text:p>
          </table:table-cell>
          <table:table-cell table:style-name="ce13" table:formula="of:=&quot;W&quot;&amp;INT((((([.V6]-DATE(YEAR((([.V6]-WEEKDAY(([.V6]-1)))+4));1;3))+WEEKDAY(DATE(YEAR((([.V6]-WEEKDAY(([.V6]-1)))+4));1;3)))+5)/7))" office:value-type="string" office:string-value="W20">
            <text:p>W20</text:p>
          </table:table-cell>
          <table:table-cell table:style-name="ce13" table:formula="of:=&quot;W&quot;&amp;INT((((([.W6]-DATE(YEAR((([.W6]-WEEKDAY(([.W6]-1)))+4));1;3))+WEEKDAY(DATE(YEAR((([.W6]-WEEKDAY(([.W6]-1)))+4));1;3)))+5)/7))" office:value-type="string" office:string-value="W21">
            <text:p>W21</text:p>
          </table:table-cell>
          <table:table-cell table:style-name="ce13" table:formula="of:=&quot;W&quot;&amp;INT((((([.X6]-DATE(YEAR((([.X6]-WEEKDAY(([.X6]-1)))+4));1;3))+WEEKDAY(DATE(YEAR((([.X6]-WEEKDAY(([.X6]-1)))+4));1;3)))+5)/7))" office:value-type="string" office:string-value="W22">
            <text:p>W22</text:p>
          </table:table-cell>
          <table:table-cell table:style-name="ce13" table:formula="of:=&quot;W&quot;&amp;INT((((([.Y6]-DATE(YEAR((([.Y6]-WEEKDAY(([.Y6]-1)))+4));1;3))+WEEKDAY(DATE(YEAR((([.Y6]-WEEKDAY(([.Y6]-1)))+4));1;3)))+5)/7))" office:value-type="string" office:string-value="W23">
            <text:p>W23</text:p>
          </table:table-cell>
          <table:table-cell table:style-name="ce13" table:formula="of:=&quot;W&quot;&amp;INT((((([.Z6]-DATE(YEAR((([.Z6]-WEEKDAY(([.Z6]-1)))+4));1;3))+WEEKDAY(DATE(YEAR((([.Z6]-WEEKDAY(([.Z6]-1)))+4));1;3)))+5)/7))" office:value-type="string" office:string-value="W24">
            <text:p>W24</text:p>
          </table:table-cell>
          <table:table-cell table:style-name="ce13" table:formula="of:=&quot;W&quot;&amp;INT((((([.AA6]-DATE(YEAR((([.AA6]-WEEKDAY(([.AA6]-1)))+4));1;3))+WEEKDAY(DATE(YEAR((([.AA6]-WEEKDAY(([.AA6]-1)))+4));1;3)))+5)/7))" office:value-type="string" office:string-value="W25">
            <text:p>W25</text:p>
          </table:table-cell>
          <table:table-cell table:style-name="ce13" table:formula="of:=&quot;W&quot;&amp;INT((((([.AB6]-DATE(YEAR((([.AB6]-WEEKDAY(([.AB6]-1)))+4));1;3))+WEEKDAY(DATE(YEAR((([.AB6]-WEEKDAY(([.AB6]-1)))+4));1;3)))+5)/7))" office:value-type="string" office:string-value="W26">
            <text:p>W26</text:p>
          </table:table-cell>
          <table:table-cell table:style-name="ce13" table:formula="of:=&quot;W&quot;&amp;INT((((([.AC6]-DATE(YEAR((([.AC6]-WEEKDAY(([.AC6]-1)))+4));1;3))+WEEKDAY(DATE(YEAR((([.AC6]-WEEKDAY(([.AC6]-1)))+4));1;3)))+5)/7))" office:value-type="string" office:string-value="W27">
            <text:p>W27</text:p>
          </table:table-cell>
          <table:table-cell table:style-name="ce13" table:formula="of:=&quot;W&quot;&amp;INT((((([.AD6]-DATE(YEAR((([.AD6]-WEEKDAY(([.AD6]-1)))+4));1;3))+WEEKDAY(DATE(YEAR((([.AD6]-WEEKDAY(([.AD6]-1)))+4));1;3)))+5)/7))" office:value-type="string" office:string-value="W28">
            <text:p>W28</text:p>
          </table:table-cell>
          <table:table-cell table:style-name="ce13" table:formula="of:=&quot;W&quot;&amp;INT((((([.AE6]-DATE(YEAR((([.AE6]-WEEKDAY(([.AE6]-1)))+4));1;3))+WEEKDAY(DATE(YEAR((([.AE6]-WEEKDAY(([.AE6]-1)))+4));1;3)))+5)/7))" office:value-type="string" office:string-value="W29">
            <text:p>W29</text:p>
          </table:table-cell>
          <table:table-cell table:style-name="ce13" table:formula="of:=&quot;W&quot;&amp;INT((((([.AF6]-DATE(YEAR((([.AF6]-WEEKDAY(([.AF6]-1)))+4));1;3))+WEEKDAY(DATE(YEAR((([.AF6]-WEEKDAY(([.AF6]-1)))+4));1;3)))+5)/7))" office:value-type="string" office:string-value="W30">
            <text:p>W30</text:p>
          </table:table-cell>
          <table:table-cell table:style-name="ce13" table:formula="of:=&quot;W&quot;&amp;INT((((([.AG6]-DATE(YEAR((([.AG6]-WEEKDAY(([.AG6]-1)))+4));1;3))+WEEKDAY(DATE(YEAR((([.AG6]-WEEKDAY(([.AG6]-1)))+4));1;3)))+5)/7))" office:value-type="string" office:string-value="W31">
            <text:p>W31</text:p>
          </table:table-cell>
          <table:table-cell table:style-name="ce13" table:formula="of:=&quot;W&quot;&amp;INT((((([.AH6]-DATE(YEAR((([.AH6]-WEEKDAY(([.AH6]-1)))+4));1;3))+WEEKDAY(DATE(YEAR((([.AH6]-WEEKDAY(([.AH6]-1)))+4));1;3)))+5)/7))" office:value-type="string" office:string-value="W32">
            <text:p>W32</text:p>
          </table:table-cell>
          <table:table-cell table:style-name="ce13" table:formula="of:=&quot;W&quot;&amp;INT((((([.AI6]-DATE(YEAR((([.AI6]-WEEKDAY(([.AI6]-1)))+4));1;3))+WEEKDAY(DATE(YEAR((([.AI6]-WEEKDAY(([.AI6]-1)))+4));1;3)))+5)/7))" office:value-type="string" office:string-value="W33">
            <text:p>W33</text:p>
          </table:table-cell>
          <table:table-cell table:style-name="ce13" table:formula="of:=&quot;W&quot;&amp;INT((((([.AJ6]-DATE(YEAR((([.AJ6]-WEEKDAY(([.AJ6]-1)))+4));1;3))+WEEKDAY(DATE(YEAR((([.AJ6]-WEEKDAY(([.AJ6]-1)))+4));1;3)))+5)/7))" office:value-type="string" office:string-value="W34">
            <text:p>W34</text:p>
          </table:table-cell>
          <table:table-cell table:style-name="ce13" table:formula="of:=&quot;W&quot;&amp;INT((((([.AK6]-DATE(YEAR((([.AK6]-WEEKDAY(([.AK6]-1)))+4));1;3))+WEEKDAY(DATE(YEAR((([.AK6]-WEEKDAY(([.AK6]-1)))+4));1;3)))+5)/7))" office:value-type="string" office:string-value="W35">
            <text:p>W35</text:p>
          </table:table-cell>
          <table:table-cell table:style-name="ce13" table:formula="of:=&quot;W&quot;&amp;INT((((([.AL6]-DATE(YEAR((([.AL6]-WEEKDAY(([.AL6]-1)))+4));1;3))+WEEKDAY(DATE(YEAR((([.AL6]-WEEKDAY(([.AL6]-1)))+4));1;3)))+5)/7))" office:value-type="string" office:string-value="W36">
            <text:p>W36</text:p>
          </table:table-cell>
          <table:table-cell table:style-name="ce13" table:formula="of:=&quot;W&quot;&amp;INT((((([.AM6]-DATE(YEAR((([.AM6]-WEEKDAY(([.AM6]-1)))+4));1;3))+WEEKDAY(DATE(YEAR((([.AM6]-WEEKDAY(([.AM6]-1)))+4));1;3)))+5)/7))" office:value-type="string" office:string-value="W37">
            <text:p>W37</text:p>
          </table:table-cell>
          <table:table-cell table:style-name="ce13" table:formula="of:=&quot;W&quot;&amp;INT((((([.AN6]-DATE(YEAR((([.AN6]-WEEKDAY(([.AN6]-1)))+4));1;3))+WEEKDAY(DATE(YEAR((([.AN6]-WEEKDAY(([.AN6]-1)))+4));1;3)))+5)/7))" office:value-type="string" office:string-value="W38">
            <text:p>W38</text:p>
          </table:table-cell>
          <table:table-cell table:style-name="ce13" table:formula="of:=&quot;W&quot;&amp;INT((((([.AO6]-DATE(YEAR((([.AO6]-WEEKDAY(([.AO6]-1)))+4));1;3))+WEEKDAY(DATE(YEAR((([.AO6]-WEEKDAY(([.AO6]-1)))+4));1;3)))+5)/7))" office:value-type="string" office:string-value="W39">
            <text:p>W39</text:p>
          </table:table-cell>
          <table:table-cell table:style-name="ce13" table:formula="of:=&quot;W&quot;&amp;INT((((([.AP6]-DATE(YEAR((([.AP6]-WEEKDAY(([.AP6]-1)))+4));1;3))+WEEKDAY(DATE(YEAR((([.AP6]-WEEKDAY(([.AP6]-1)))+4));1;3)))+5)/7))" office:value-type="string" office:string-value="W40">
            <text:p>W40</text:p>
          </table:table-cell>
          <table:table-cell table:style-name="ce13" table:formula="of:=&quot;W&quot;&amp;INT((((([.AQ6]-DATE(YEAR((([.AQ6]-WEEKDAY(([.AQ6]-1)))+4));1;3))+WEEKDAY(DATE(YEAR((([.AQ6]-WEEKDAY(([.AQ6]-1)))+4));1;3)))+5)/7))" office:value-type="string" office:string-value="W41">
            <text:p>W41</text:p>
          </table:table-cell>
          <table:table-cell table:style-name="ce13" table:formula="of:=&quot;W&quot;&amp;INT((((([.AR6]-DATE(YEAR((([.AR6]-WEEKDAY(([.AR6]-1)))+4));1;3))+WEEKDAY(DATE(YEAR((([.AR6]-WEEKDAY(([.AR6]-1)))+4));1;3)))+5)/7))" office:value-type="string" office:string-value="W42">
            <text:p>W42</text:p>
          </table:table-cell>
          <table:table-cell table:style-name="ce13" table:formula="of:=&quot;W&quot;&amp;INT((((([.AS6]-DATE(YEAR((([.AS6]-WEEKDAY(([.AS6]-1)))+4));1;3))+WEEKDAY(DATE(YEAR((([.AS6]-WEEKDAY(([.AS6]-1)))+4));1;3)))+5)/7))" office:value-type="string" office:string-value="W43">
            <text:p>W43</text:p>
          </table:table-cell>
          <table:table-cell table:style-name="ce13" table:formula="of:=&quot;W&quot;&amp;INT((((([.AT6]-DATE(YEAR((([.AT6]-WEEKDAY(([.AT6]-1)))+4));1;3))+WEEKDAY(DATE(YEAR((([.AT6]-WEEKDAY(([.AT6]-1)))+4));1;3)))+5)/7))" office:value-type="string" office:string-value="W44">
            <text:p>W44</text:p>
          </table:table-cell>
          <table:table-cell table:style-name="ce13" table:formula="of:=&quot;W&quot;&amp;INT((((([.AU6]-DATE(YEAR((([.AU6]-WEEKDAY(([.AU6]-1)))+4));1;3))+WEEKDAY(DATE(YEAR((([.AU6]-WEEKDAY(([.AU6]-1)))+4));1;3)))+5)/7))" office:value-type="string" office:string-value="W45">
            <text:p>W45</text:p>
          </table:table-cell>
          <table:table-cell table:style-name="ce13" table:formula="of:=&quot;W&quot;&amp;INT((((([.AV6]-DATE(YEAR((([.AV6]-WEEKDAY(([.AV6]-1)))+4));1;3))+WEEKDAY(DATE(YEAR((([.AV6]-WEEKDAY(([.AV6]-1)))+4));1;3)))+5)/7))" office:value-type="string" office:string-value="W46">
            <text:p>W46</text:p>
          </table:table-cell>
          <table:table-cell table:style-name="ce13" table:formula="of:=&quot;W&quot;&amp;INT((((([.AW6]-DATE(YEAR((([.AW6]-WEEKDAY(([.AW6]-1)))+4));1;3))+WEEKDAY(DATE(YEAR((([.AW6]-WEEKDAY(([.AW6]-1)))+4));1;3)))+5)/7))" office:value-type="string" office:string-value="W47">
            <text:p>W47</text:p>
          </table:table-cell>
          <table:table-cell table:style-name="ce13" table:formula="of:=&quot;W&quot;&amp;INT((((([.AX6]-DATE(YEAR((([.AX6]-WEEKDAY(([.AX6]-1)))+4));1;3))+WEEKDAY(DATE(YEAR((([.AX6]-WEEKDAY(([.AX6]-1)))+4));1;3)))+5)/7))" office:value-type="string" office:string-value="W48">
            <text:p>W48</text:p>
          </table:table-cell>
          <table:table-cell table:style-name="ce13" table:formula="of:=&quot;W&quot;&amp;INT((((([.AY6]-DATE(YEAR((([.AY6]-WEEKDAY(([.AY6]-1)))+4));1;3))+WEEKDAY(DATE(YEAR((([.AY6]-WEEKDAY(([.AY6]-1)))+4));1;3)))+5)/7))" office:value-type="string" office:string-value="W49">
            <text:p>W49</text:p>
          </table:table-cell>
          <table:table-cell table:style-name="ce13" table:formula="of:=&quot;W&quot;&amp;INT((((([.AZ6]-DATE(YEAR((([.AZ6]-WEEKDAY(([.AZ6]-1)))+4));1;3))+WEEKDAY(DATE(YEAR((([.AZ6]-WEEKDAY(([.AZ6]-1)))+4));1;3)))+5)/7))" office:value-type="string" office:string-value="W50">
            <text:p>W50</text:p>
          </table:table-cell>
          <table:table-cell table:style-name="ce13" table:formula="of:=&quot;W&quot;&amp;INT((((([.BA6]-DATE(YEAR((([.BA6]-WEEKDAY(([.BA6]-1)))+4));1;3))+WEEKDAY(DATE(YEAR((([.BA6]-WEEKDAY(([.BA6]-1)))+4));1;3)))+5)/7))" office:value-type="string" office:string-value="W51">
            <text:p>W51</text:p>
          </table:table-cell>
          <table:table-cell table:style-name="ce13" table:formula="of:=&quot;W&quot;&amp;INT((((([.BB6]-DATE(YEAR((([.BB6]-WEEKDAY(([.BB6]-1)))+4));1;3))+WEEKDAY(DATE(YEAR((([.BB6]-WEEKDAY(([.BB6]-1)))+4));1;3)))+5)/7))" office:value-type="string" office:string-value="W52">
            <text:p>W52</text:p>
          </table:table-cell>
          <table:table-cell table:style-name="ce13" table:formula="of:=&quot;W&quot;&amp;INT((((([.BC6]-DATE(YEAR((([.BC6]-WEEKDAY(([.BC6]-1)))+4));1;3))+WEEKDAY(DATE(YEAR((([.BC6]-WEEKDAY(([.BC6]-1)))+4));1;3)))+5)/7))" office:value-type="string" office:string-value="W1">
            <text:p>W1</text:p>
          </table:table-cell>
          <table:table-cell table:number-columns-repeated="969"/>
        </table:table-row>
        <table:table-row table:style-name="ro2">
          <table:table-cell table:style-name="ce4"/>
          <table:table-cell table:style-name="ce4" office:value-type="string">
            <text:p>MONTH</text:p>
          </table:table-cell>
          <table:table-cell table:style-name="ce14" table:formula="of:=UPPER(TEXT([.C6];[$'Date Formatting Strings'.$B$11]))" office:value-type="string" office:string-value="DES.">
            <text:p>DES.</text:p>
          </table:table-cell>
          <table:table-cell table:style-name="ce14" table:formula="of:=IF((MONTH([.D6])&lt;&gt;MONTH([.C6]));UPPER(TEXT([.D6];[$'Date Formatting Strings'.$B$11]));&quot;&quot;)" office:value-type="string" office:string-value="JAN.">
            <text:p>JAN.</text:p>
          </table:table-cell>
          <table:table-cell table:style-name="ce14" table:formula="of:=IF((MONTH([.E6])&lt;&gt;MONTH([.D6]));UPPER(TEXT([.E6];[$'Date Formatting Strings'.$B$11]));&quot;&quot;)">
            <text:p/>
          </table:table-cell>
          <table:table-cell table:style-name="ce14" table:formula="of:=IF((MONTH([.F6])&lt;&gt;MONTH([.E6]));UPPER(TEXT([.F6];[$'Date Formatting Strings'.$B$11]));&quot;&quot;)">
            <text:p/>
          </table:table-cell>
          <table:table-cell table:style-name="ce14" table:formula="of:=IF((MONTH([.G6])&lt;&gt;MONTH([.F6]));UPPER(TEXT([.G6];[$'Date Formatting Strings'.$B$11]));&quot;&quot;)">
            <text:p/>
          </table:table-cell>
          <table:table-cell table:style-name="ce14" table:formula="of:=IF((MONTH([.H6])&lt;&gt;MONTH([.G6]));UPPER(TEXT([.H6];[$'Date Formatting Strings'.$B$11]));&quot;&quot;)" office:value-type="string" office:string-value="FEB.">
            <text:p>FEB.</text:p>
          </table:table-cell>
          <table:table-cell table:style-name="ce14" table:formula="of:=IF((MONTH([.I6])&lt;&gt;MONTH([.H6]));UPPER(TEXT([.I6];[$'Date Formatting Strings'.$B$11]));&quot;&quot;)">
            <text:p/>
          </table:table-cell>
          <table:table-cell table:style-name="ce14" table:formula="of:=IF((MONTH([.J6])&lt;&gt;MONTH([.I6]));UPPER(TEXT([.J6];[$'Date Formatting Strings'.$B$11]));&quot;&quot;)">
            <text:p/>
          </table:table-cell>
          <table:table-cell table:style-name="ce14" table:formula="of:=IF((MONTH([.K6])&lt;&gt;MONTH([.J6]));UPPER(TEXT([.K6];[$'Date Formatting Strings'.$B$11]));&quot;&quot;)">
            <text:p/>
          </table:table-cell>
          <table:table-cell table:style-name="ce14" table:formula="of:=IF((MONTH([.L6])&lt;&gt;MONTH([.K6]));UPPER(TEXT([.L6];[$'Date Formatting Strings'.$B$11]));&quot;&quot;)" office:value-type="string" office:string-value="MARS">
            <text:p>MARS</text:p>
          </table:table-cell>
          <table:table-cell table:style-name="ce14" table:formula="of:=IF((MONTH([.M6])&lt;&gt;MONTH([.L6]));UPPER(TEXT([.M6];[$'Date Formatting Strings'.$B$11]));&quot;&quot;)">
            <text:p/>
          </table:table-cell>
          <table:table-cell table:style-name="ce14" table:formula="of:=IF((MONTH([.N6])&lt;&gt;MONTH([.M6]));UPPER(TEXT([.N6];[$'Date Formatting Strings'.$B$11]));&quot;&quot;)">
            <text:p/>
          </table:table-cell>
          <table:table-cell table:style-name="ce14" table:formula="of:=IF((MONTH([.O6])&lt;&gt;MONTH([.N6]));UPPER(TEXT([.O6];[$'Date Formatting Strings'.$B$11]));&quot;&quot;)">
            <text:p/>
          </table:table-cell>
          <table:table-cell table:style-name="ce14" table:formula="of:=IF((MONTH([.P6])&lt;&gt;MONTH([.O6]));UPPER(TEXT([.P6];[$'Date Formatting Strings'.$B$11]));&quot;&quot;)" office:value-type="string" office:string-value="APRIL">
            <text:p>APRIL</text:p>
          </table:table-cell>
          <table:table-cell table:style-name="ce14" table:formula="of:=IF((MONTH([.Q6])&lt;&gt;MONTH([.P6]));UPPER(TEXT([.Q6];[$'Date Formatting Strings'.$B$11]));&quot;&quot;)">
            <text:p/>
          </table:table-cell>
          <table:table-cell table:style-name="ce14" table:formula="of:=IF((MONTH([.R6])&lt;&gt;MONTH([.Q6]));UPPER(TEXT([.R6];[$'Date Formatting Strings'.$B$11]));&quot;&quot;)">
            <text:p/>
          </table:table-cell>
          <table:table-cell table:style-name="ce14" table:formula="of:=IF((MONTH([.S6])&lt;&gt;MONTH([.R6]));UPPER(TEXT([.S6];[$'Date Formatting Strings'.$B$11]));&quot;&quot;)">
            <text:p/>
          </table:table-cell>
          <table:table-cell table:style-name="ce14" table:formula="of:=IF((MONTH([.T6])&lt;&gt;MONTH([.S6]));UPPER(TEXT([.T6];[$'Date Formatting Strings'.$B$11]));&quot;&quot;)">
            <text:p/>
          </table:table-cell>
          <table:table-cell table:style-name="ce14" table:formula="of:=IF((MONTH([.U6])&lt;&gt;MONTH([.T6]));UPPER(TEXT([.U6];[$'Date Formatting Strings'.$B$11]));&quot;&quot;)" office:value-type="string" office:string-value="MAI">
            <text:p>MAI</text:p>
          </table:table-cell>
          <table:table-cell table:style-name="ce14" table:formula="of:=IF((MONTH([.V6])&lt;&gt;MONTH([.U6]));UPPER(TEXT([.V6];[$'Date Formatting Strings'.$B$11]));&quot;&quot;)">
            <text:p/>
          </table:table-cell>
          <table:table-cell table:style-name="ce14" table:formula="of:=IF((MONTH([.W6])&lt;&gt;MONTH([.V6]));UPPER(TEXT([.W6];[$'Date Formatting Strings'.$B$11]));&quot;&quot;)">
            <text:p/>
          </table:table-cell>
          <table:table-cell table:style-name="ce14" table:formula="of:=IF((MONTH([.X6])&lt;&gt;MONTH([.W6]));UPPER(TEXT([.X6];[$'Date Formatting Strings'.$B$11]));&quot;&quot;)">
            <text:p/>
          </table:table-cell>
          <table:table-cell table:style-name="ce14" table:formula="of:=IF((MONTH([.Y6])&lt;&gt;MONTH([.X6]));UPPER(TEXT([.Y6];[$'Date Formatting Strings'.$B$11]));&quot;&quot;)" office:value-type="string" office:string-value="JUNI">
            <text:p>JUNI</text:p>
          </table:table-cell>
          <table:table-cell table:style-name="ce14" table:formula="of:=IF((MONTH([.Z6])&lt;&gt;MONTH([.Y6]));UPPER(TEXT([.Z6];[$'Date Formatting Strings'.$B$11]));&quot;&quot;)">
            <text:p/>
          </table:table-cell>
          <table:table-cell table:style-name="ce14" table:formula="of:=IF((MONTH([.AA6])&lt;&gt;MONTH([.Z6]));UPPER(TEXT([.AA6];[$'Date Formatting Strings'.$B$11]));&quot;&quot;)">
            <text:p/>
          </table:table-cell>
          <table:table-cell table:style-name="ce14" table:formula="of:=IF((MONTH([.AB6])&lt;&gt;MONTH([.AA6]));UPPER(TEXT([.AB6];[$'Date Formatting Strings'.$B$11]));&quot;&quot;)">
            <text:p/>
          </table:table-cell>
          <table:table-cell table:style-name="ce14" table:formula="of:=IF((MONTH([.AC6])&lt;&gt;MONTH([.AB6]));UPPER(TEXT([.AC6];[$'Date Formatting Strings'.$B$11]));&quot;&quot;)" office:value-type="string" office:string-value="JULI">
            <text:p>JULI</text:p>
          </table:table-cell>
          <table:table-cell table:style-name="ce14" table:formula="of:=IF((MONTH([.AD6])&lt;&gt;MONTH([.AC6]));UPPER(TEXT([.AD6];[$'Date Formatting Strings'.$B$11]));&quot;&quot;)">
            <text:p/>
          </table:table-cell>
          <table:table-cell table:style-name="ce14" table:formula="of:=IF((MONTH([.AE6])&lt;&gt;MONTH([.AD6]));UPPER(TEXT([.AE6];[$'Date Formatting Strings'.$B$11]));&quot;&quot;)">
            <text:p/>
          </table:table-cell>
          <table:table-cell table:style-name="ce14" table:formula="of:=IF((MONTH([.AF6])&lt;&gt;MONTH([.AE6]));UPPER(TEXT([.AF6];[$'Date Formatting Strings'.$B$11]));&quot;&quot;)">
            <text:p/>
          </table:table-cell>
          <table:table-cell table:style-name="ce14" table:formula="of:=IF((MONTH([.AG6])&lt;&gt;MONTH([.AF6]));UPPER(TEXT([.AG6];[$'Date Formatting Strings'.$B$11]));&quot;&quot;)">
            <text:p/>
          </table:table-cell>
          <table:table-cell table:style-name="ce14" table:formula="of:=IF((MONTH([.AH6])&lt;&gt;MONTH([.AG6]));UPPER(TEXT([.AH6];[$'Date Formatting Strings'.$B$11]));&quot;&quot;)" office:value-type="string" office:string-value="AUG.">
            <text:p>AUG.</text:p>
          </table:table-cell>
          <table:table-cell table:style-name="ce14" table:formula="of:=IF((MONTH([.AI6])&lt;&gt;MONTH([.AH6]));UPPER(TEXT([.AI6];[$'Date Formatting Strings'.$B$11]));&quot;&quot;)">
            <text:p/>
          </table:table-cell>
          <table:table-cell table:style-name="ce14" table:formula="of:=IF((MONTH([.AJ6])&lt;&gt;MONTH([.AI6]));UPPER(TEXT([.AJ6];[$'Date Formatting Strings'.$B$11]));&quot;&quot;)">
            <text:p/>
          </table:table-cell>
          <table:table-cell table:style-name="ce14" table:formula="of:=IF((MONTH([.AK6])&lt;&gt;MONTH([.AJ6]));UPPER(TEXT([.AK6];[$'Date Formatting Strings'.$B$11]));&quot;&quot;)">
            <text:p/>
          </table:table-cell>
          <table:table-cell table:style-name="ce14" table:formula="of:=IF((MONTH([.AL6])&lt;&gt;MONTH([.AK6]));UPPER(TEXT([.AL6];[$'Date Formatting Strings'.$B$11]));&quot;&quot;)" office:value-type="string" office:string-value="SEP.">
            <text:p>SEP.</text:p>
          </table:table-cell>
          <table:table-cell table:style-name="ce14" table:formula="of:=IF((MONTH([.AM6])&lt;&gt;MONTH([.AL6]));UPPER(TEXT([.AM6];[$'Date Formatting Strings'.$B$11]));&quot;&quot;)">
            <text:p/>
          </table:table-cell>
          <table:table-cell table:style-name="ce14" table:formula="of:=IF((MONTH([.AN6])&lt;&gt;MONTH([.AM6]));UPPER(TEXT([.AN6];[$'Date Formatting Strings'.$B$11]));&quot;&quot;)">
            <text:p/>
          </table:table-cell>
          <table:table-cell table:style-name="ce14" table:formula="of:=IF((MONTH([.AO6])&lt;&gt;MONTH([.AN6]));UPPER(TEXT([.AO6];[$'Date Formatting Strings'.$B$11]));&quot;&quot;)">
            <text:p/>
          </table:table-cell>
          <table:table-cell table:style-name="ce14" table:formula="of:=IF((MONTH([.AP6])&lt;&gt;MONTH([.AO6]));UPPER(TEXT([.AP6];[$'Date Formatting Strings'.$B$11]));&quot;&quot;)">
            <text:p/>
          </table:table-cell>
          <table:table-cell table:style-name="ce14" table:formula="of:=IF((MONTH([.AQ6])&lt;&gt;MONTH([.AP6]));UPPER(TEXT([.AQ6];[$'Date Formatting Strings'.$B$11]));&quot;&quot;)" office:value-type="string" office:string-value="OKT.">
            <text:p>OKT.</text:p>
          </table:table-cell>
          <table:table-cell table:style-name="ce14" table:formula="of:=IF((MONTH([.AR6])&lt;&gt;MONTH([.AQ6]));UPPER(TEXT([.AR6];[$'Date Formatting Strings'.$B$11]));&quot;&quot;)">
            <text:p/>
          </table:table-cell>
          <table:table-cell table:style-name="ce14" table:formula="of:=IF((MONTH([.AS6])&lt;&gt;MONTH([.AR6]));UPPER(TEXT([.AS6];[$'Date Formatting Strings'.$B$11]));&quot;&quot;)">
            <text:p/>
          </table:table-cell>
          <table:table-cell table:style-name="ce14" table:formula="of:=IF((MONTH([.AT6])&lt;&gt;MONTH([.AS6]));UPPER(TEXT([.AT6];[$'Date Formatting Strings'.$B$11]));&quot;&quot;)">
            <text:p/>
          </table:table-cell>
          <table:table-cell table:style-name="ce14" table:formula="of:=IF((MONTH([.AU6])&lt;&gt;MONTH([.AT6]));UPPER(TEXT([.AU6];[$'Date Formatting Strings'.$B$11]));&quot;&quot;)" office:value-type="string" office:string-value="NOV.">
            <text:p>NOV.</text:p>
          </table:table-cell>
          <table:table-cell table:style-name="ce14" table:formula="of:=IF((MONTH([.AV6])&lt;&gt;MONTH([.AU6]));UPPER(TEXT([.AV6];[$'Date Formatting Strings'.$B$11]));&quot;&quot;)">
            <text:p/>
          </table:table-cell>
          <table:table-cell table:style-name="ce14" table:formula="of:=IF((MONTH([.AW6])&lt;&gt;MONTH([.AV6]));UPPER(TEXT([.AW6];[$'Date Formatting Strings'.$B$11]));&quot;&quot;)">
            <text:p/>
          </table:table-cell>
          <table:table-cell table:style-name="ce14" table:formula="of:=IF((MONTH([.AX6])&lt;&gt;MONTH([.AW6]));UPPER(TEXT([.AX6];[$'Date Formatting Strings'.$B$11]));&quot;&quot;)">
            <text:p/>
          </table:table-cell>
          <table:table-cell table:style-name="ce14" table:formula="of:=IF((MONTH([.AY6])&lt;&gt;MONTH([.AX6]));UPPER(TEXT([.AY6];[$'Date Formatting Strings'.$B$11]));&quot;&quot;)" office:value-type="string" office:string-value="DES.">
            <text:p>DES.</text:p>
          </table:table-cell>
          <table:table-cell table:style-name="ce14" table:formula="of:=IF((MONTH([.AZ6])&lt;&gt;MONTH([.AY6]));UPPER(TEXT([.AZ6];[$'Date Formatting Strings'.$B$11]));&quot;&quot;)">
            <text:p/>
          </table:table-cell>
          <table:table-cell table:style-name="ce14" table:formula="of:=IF((MONTH([.BA6])&lt;&gt;MONTH([.AZ6]));UPPER(TEXT([.BA6];[$'Date Formatting Strings'.$B$11]));&quot;&quot;)">
            <text:p/>
          </table:table-cell>
          <table:table-cell table:style-name="ce14" table:formula="of:=IF((MONTH([.BB6])&lt;&gt;MONTH([.BA6]));UPPER(TEXT([.BB6];[$'Date Formatting Strings'.$B$11]));&quot;&quot;)">
            <text:p/>
          </table:table-cell>
          <table:table-cell table:style-name="ce14" table:formula="of:=IF((MONTH([.BC6])&lt;&gt;MONTH([.BB6]));UPPER(TEXT([.BC6];[$'Date Formatting Strings'.$B$11]));&quot;&quot;)">
            <text:p/>
          </table:table-cell>
          <table:table-cell table:number-columns-repeated="969"/>
        </table:table-row>
        <table:table-row table:style-name="ro2">
          <table:table-cell table:style-name="ce4"/>
          <table:table-cell table:style-name="ce10" office:value-type="string">
            <text:p>(MON)DAY</text:p>
          </table:table-cell>
          <table:table-cell table:style-name="ce15" table:formula="of:=(DATE([.$B$3];1;1)-WEEKDAY(DATE([.$B$3];1;1)))+2" office:value-type="float" office:value="41274">
            <text:p>31</text:p>
          </table:table-cell>
          <table:table-cell table:style-name="ce19" table:formula="of:=[.C6]+7" office:value-type="float" office:value="41281">
            <text:p>07</text:p>
          </table:table-cell>
          <table:table-cell table:style-name="ce19" table:formula="of:=[.D6]+7" office:value-type="float" office:value="41288">
            <text:p>14</text:p>
          </table:table-cell>
          <table:table-cell table:style-name="ce19" table:formula="of:=[.E6]+7" office:value-type="float" office:value="41295">
            <text:p>21</text:p>
          </table:table-cell>
          <table:table-cell table:style-name="ce19" table:formula="of:=[.F6]+7" office:value-type="float" office:value="41302">
            <text:p>28</text:p>
          </table:table-cell>
          <table:table-cell table:style-name="ce19" table:formula="of:=[.G6]+7" office:value-type="float" office:value="41309">
            <text:p>04</text:p>
          </table:table-cell>
          <table:table-cell table:style-name="ce19" table:formula="of:=[.H6]+7" office:value-type="float" office:value="41316">
            <text:p>11</text:p>
          </table:table-cell>
          <table:table-cell table:style-name="ce19" table:formula="of:=[.I6]+7" office:value-type="float" office:value="41323">
            <text:p>18</text:p>
          </table:table-cell>
          <table:table-cell table:style-name="ce19" table:formula="of:=[.J6]+7" office:value-type="float" office:value="41330">
            <text:p>25</text:p>
          </table:table-cell>
          <table:table-cell table:style-name="ce19" table:formula="of:=[.K6]+7" office:value-type="float" office:value="41337">
            <text:p>04</text:p>
          </table:table-cell>
          <table:table-cell table:style-name="ce19" table:formula="of:=[.L6]+7" office:value-type="float" office:value="41344">
            <text:p>11</text:p>
          </table:table-cell>
          <table:table-cell table:style-name="ce19" table:formula="of:=[.M6]+7" office:value-type="float" office:value="41351">
            <text:p>18</text:p>
          </table:table-cell>
          <table:table-cell table:style-name="ce19" table:formula="of:=[.N6]+7" office:value-type="float" office:value="41358">
            <text:p>25</text:p>
          </table:table-cell>
          <table:table-cell table:style-name="ce19" table:formula="of:=[.O6]+7" office:value-type="float" office:value="41365">
            <text:p>01</text:p>
          </table:table-cell>
          <table:table-cell table:style-name="ce19" table:formula="of:=[.P6]+7" office:value-type="float" office:value="41372">
            <text:p>08</text:p>
          </table:table-cell>
          <table:table-cell table:style-name="ce19" table:formula="of:=[.Q6]+7" office:value-type="float" office:value="41379">
            <text:p>15</text:p>
          </table:table-cell>
          <table:table-cell table:style-name="ce19" table:formula="of:=[.R6]+7" office:value-type="float" office:value="41386">
            <text:p>22</text:p>
          </table:table-cell>
          <table:table-cell table:style-name="ce19" table:formula="of:=[.S6]+7" office:value-type="float" office:value="41393">
            <text:p>29</text:p>
          </table:table-cell>
          <table:table-cell table:style-name="ce19" table:formula="of:=[.T6]+7" office:value-type="float" office:value="41400">
            <text:p>06</text:p>
          </table:table-cell>
          <table:table-cell table:style-name="ce19" table:formula="of:=[.U6]+7" office:value-type="float" office:value="41407">
            <text:p>13</text:p>
          </table:table-cell>
          <table:table-cell table:style-name="ce19" table:formula="of:=[.V6]+7" office:value-type="float" office:value="41414">
            <text:p>20</text:p>
          </table:table-cell>
          <table:table-cell table:style-name="ce19" table:formula="of:=[.W6]+7" office:value-type="float" office:value="41421">
            <text:p>27</text:p>
          </table:table-cell>
          <table:table-cell table:style-name="ce19" table:formula="of:=[.X6]+7" office:value-type="float" office:value="41428">
            <text:p>03</text:p>
          </table:table-cell>
          <table:table-cell table:style-name="ce19" table:formula="of:=[.Y6]+7" office:value-type="float" office:value="41435">
            <text:p>10</text:p>
          </table:table-cell>
          <table:table-cell table:style-name="ce19" table:formula="of:=[.Z6]+7" office:value-type="float" office:value="41442">
            <text:p>17</text:p>
          </table:table-cell>
          <table:table-cell table:style-name="ce19" table:formula="of:=[.AA6]+7" office:value-type="float" office:value="41449">
            <text:p>24</text:p>
          </table:table-cell>
          <table:table-cell table:style-name="ce19" table:formula="of:=[.AB6]+7" office:value-type="float" office:value="41456">
            <text:p>01</text:p>
          </table:table-cell>
          <table:table-cell table:style-name="ce19" table:formula="of:=[.AC6]+7" office:value-type="float" office:value="41463">
            <text:p>08</text:p>
          </table:table-cell>
          <table:table-cell table:style-name="ce19" table:formula="of:=[.AD6]+7" office:value-type="float" office:value="41470">
            <text:p>15</text:p>
          </table:table-cell>
          <table:table-cell table:style-name="ce19" table:formula="of:=[.AE6]+7" office:value-type="float" office:value="41477">
            <text:p>22</text:p>
          </table:table-cell>
          <table:table-cell table:style-name="ce19" table:formula="of:=[.AF6]+7" office:value-type="float" office:value="41484">
            <text:p>29</text:p>
          </table:table-cell>
          <table:table-cell table:style-name="ce19" table:formula="of:=[.AG6]+7" office:value-type="float" office:value="41491">
            <text:p>05</text:p>
          </table:table-cell>
          <table:table-cell table:style-name="ce19" table:formula="of:=[.AH6]+7" office:value-type="float" office:value="41498">
            <text:p>12</text:p>
          </table:table-cell>
          <table:table-cell table:style-name="ce19" table:formula="of:=[.AI6]+7" office:value-type="float" office:value="41505">
            <text:p>19</text:p>
          </table:table-cell>
          <table:table-cell table:style-name="ce19" table:formula="of:=[.AJ6]+7" office:value-type="float" office:value="41512">
            <text:p>26</text:p>
          </table:table-cell>
          <table:table-cell table:style-name="ce19" table:formula="of:=[.AK6]+7" office:value-type="float" office:value="41519">
            <text:p>02</text:p>
          </table:table-cell>
          <table:table-cell table:style-name="ce19" table:formula="of:=[.AL6]+7" office:value-type="float" office:value="41526">
            <text:p>09</text:p>
          </table:table-cell>
          <table:table-cell table:style-name="ce19" table:formula="of:=[.AM6]+7" office:value-type="float" office:value="41533">
            <text:p>16</text:p>
          </table:table-cell>
          <table:table-cell table:style-name="ce19" table:formula="of:=[.AN6]+7" office:value-type="float" office:value="41540">
            <text:p>23</text:p>
          </table:table-cell>
          <table:table-cell table:style-name="ce19" table:formula="of:=[.AO6]+7" office:value-type="float" office:value="41547">
            <text:p>30</text:p>
          </table:table-cell>
          <table:table-cell table:style-name="ce19" table:formula="of:=[.AP6]+7" office:value-type="float" office:value="41554">
            <text:p>07</text:p>
          </table:table-cell>
          <table:table-cell table:style-name="ce19" table:formula="of:=[.AQ6]+7" office:value-type="float" office:value="41561">
            <text:p>14</text:p>
          </table:table-cell>
          <table:table-cell table:style-name="ce19" table:formula="of:=[.AR6]+7" office:value-type="float" office:value="41568">
            <text:p>21</text:p>
          </table:table-cell>
          <table:table-cell table:style-name="ce19" table:formula="of:=[.AS6]+7" office:value-type="float" office:value="41575">
            <text:p>28</text:p>
          </table:table-cell>
          <table:table-cell table:style-name="ce19" table:formula="of:=[.AT6]+7" office:value-type="float" office:value="41582">
            <text:p>04</text:p>
          </table:table-cell>
          <table:table-cell table:style-name="ce19" table:formula="of:=[.AU6]+7" office:value-type="float" office:value="41589">
            <text:p>11</text:p>
          </table:table-cell>
          <table:table-cell table:style-name="ce19" table:formula="of:=[.AV6]+7" office:value-type="float" office:value="41596">
            <text:p>18</text:p>
          </table:table-cell>
          <table:table-cell table:style-name="ce19" table:formula="of:=[.AW6]+7" office:value-type="float" office:value="41603">
            <text:p>25</text:p>
          </table:table-cell>
          <table:table-cell table:style-name="ce19" table:formula="of:=[.AX6]+7" office:value-type="float" office:value="41610">
            <text:p>02</text:p>
          </table:table-cell>
          <table:table-cell table:style-name="ce19" table:formula="of:=[.AY6]+7" office:value-type="float" office:value="41617">
            <text:p>09</text:p>
          </table:table-cell>
          <table:table-cell table:style-name="ce19" table:formula="of:=[.AZ6]+7" office:value-type="float" office:value="41624">
            <text:p>16</text:p>
          </table:table-cell>
          <table:table-cell table:style-name="ce19" table:formula="of:=[.BA6]+7" office:value-type="float" office:value="41631">
            <text:p>23</text:p>
          </table:table-cell>
          <table:table-cell table:style-name="ce19" table:formula="of:=[.BB6]+7" office:value-type="float" office:value="41638">
            <text:p>30</text:p>
          </table:table-cell>
          <table:table-cell table:number-columns-repeated="969"/>
        </table:table-row>
        <table:table-row table:style-name="ro5">
          <table:table-cell table:number-columns-repeated="1024"/>
        </table:table-row>
        <table:table-row table:style-name="ro2">
          <table:table-cell table:style-name="ce5" office:value-type="string">
            <text:p>OPPGAVE / RESSURS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suboppgave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suboppgave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suboppgave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2">
          <table:table-cell table:style-name="ce5" office:value-type="string">
            <text:p>OPPGAVE / RESSURS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suboppgave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suboppgave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suboppgave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2">
          <table:table-cell table:style-name="ce7" office:value-type="string">
            <text:p>&lt; select this entire row, right-click to insert more space</text:p>
          </table:table-cell>
          <table:table-cell table:number-columns-repeated="1023"/>
        </table:table-row>
        <table:table-row table:style-name="ro2">
          <table:table-cell table:style-name="ce8" table:number-columns-repeated="55"/>
          <table:table-cell table:number-columns-repeated="969"/>
        </table:table-row>
        <table:table-row table:style-name="ro5" table:number-rows-repeated="161">
          <table:table-cell table:number-columns-repeated="1024"/>
        </table:table-row>
        <table:table-row table:style-name="ro2">
          <table:table-cell/>
          <table:table-cell table:style-name="ce11"/>
          <table:table-cell table:style-name="ce16" table:number-columns-repeated="53"/>
          <table:table-cell table:number-columns-repeated="969"/>
        </table:table-row>
        <table:table-row table:style-name="ro5" table:number-rows-repeated="104839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e Formatting Strings" table:style-name="ta2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table:style-name="ce5" office:value-type="string">
            <text:p>LOCAL SPECIFIC DATE STRINGS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Having trouble displaying dates correctly?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2">
          <table:table-cell table:style-name="ce6" office:value-type="string">
            <text:p>Excel's Text() function, which is used extensively to auto-format the spreadsheet, uses "text format strings" to translate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a date into other representations. However, these text format strings are locale-dependent. For example, in the USA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the function Text(A1,"MMM") will return the three-letter month acronym (e.g. "MAR" for March) for a date value.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2">
          <table:table-cell table:style-name="ce6" office:value-type="string">
            <text:p>To get around this problem without writing macros, I'm storing the format strings here for use in the main worksheet.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When you change these values, the "Blank Sheet" and "Example Sheets" will update.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2">
          <table:table-cell table:style-name="ce21" office:value-type="string">
            <text:p>three day month</text:p>
          </table:table-cell>
          <table:table-cell table:style-name="ce22" office:value-type="string">
            <text:p>mmm</text:p>
          </table:table-cell>
          <table:table-cell table:style-name="ce23" office:value-type="string">
            <text:p>change to your locale string (see your Excel documentation for Text() function and dates)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6" office:value-type="string">
            <text:p>For example, in Turkish, the appropriate strings are: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three day month</text:p>
          </table:table-cell>
          <table:table-cell table:style-name="ce6" office:value-type="string">
            <text:p>mmm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2">
          <table:table-cell table:style-name="ce6" office:value-type="string">
            <text:p>Thanks to Mehmet CAN, a management consultant based in Turkey, for tracking down this issue and providing the solution.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Additonal references: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http://www.rondebruin.nl/international.htm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http://www.excelbanter.com/showthread.php?t=230221</text:p>
          </table:table-cell>
          <table:table-cell table:number-columns-repeated="1023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xample Weekly Sheet" table:style-name="ta3" table:print="false">
        <table:table-column table:style-name="co6" table:number-columns-repeated="3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4" table:number-columns-repeated="1019" table:default-cell-style-name="Excel_20_Built-in_20_Normal"/>
        <table:table-row table:style-name="ro1">
          <table:table-cell table:style-name="ce1" office:value-type="string">
            <text:p>SAMPLE WEEKLY SHEET</text:p>
          </table:table-cell>
          <table:table-cell table:number-columns-repeated="1023"/>
        </table:table-row>
        <table:table-row table:style-name="ro2">
          <table:table-cell table:number-columns-repeated="3"/>
          <table:table-cell table:style-name="ce9" office:value-type="string">
            <text:p>edit this year v</text:p>
          </table:table-cell>
          <table:table-cell/>
          <table:table-cell table:style-name="ce17" table:formula="of:=[.D3]" office:value-type="float" office:value="2011">
            <text:p>juli</text:p>
          </table:table-cell>
          <table:table-cell table:style-name="ce20" table:formula="of:=[.F2]+1" office:value-type="float" office:value="2012">
            <text:p>juli</text:p>
          </table:table-cell>
          <table:table-cell table:style-name="ce20" table:formula="of:=[.G2]+1" office:value-type="float" office:value="2013">
            <text:p>juli</text:p>
          </table:table-cell>
          <table:table-cell table:style-name="ce20" table:formula="of:=[.H2]+1" office:value-type="float" office:value="2014">
            <text:p>juli</text:p>
          </table:table-cell>
          <table:table-cell table:style-name="ce20" table:formula="of:=[.I2]+1" office:value-type="float" office:value="2015">
            <text:p>juli</text:p>
          </table:table-cell>
          <table:table-cell table:style-name="ce20" table:formula="of:=[.J2]+1" office:value-type="float" office:value="2016">
            <text:p>juli</text:p>
          </table:table-cell>
          <table:table-cell table:style-name="ce20" table:formula="of:=[.K2]+1" office:value-type="float" office:value="2017">
            <text:p>juli</text:p>
          </table:table-cell>
          <table:table-cell table:style-name="ce20" table:formula="of:=[.L2]+1" office:value-type="float" office:value="2018">
            <text:p>juli</text:p>
          </table:table-cell>
          <table:table-cell table:style-name="ce20" table:formula="of:=[.M2]+1" office:value-type="float" office:value="2019">
            <text:p>juli</text:p>
          </table:table-cell>
          <table:table-cell table:style-name="ce20" table:formula="of:=[.N2]+1" office:value-type="float" office:value="2020">
            <text:p>juli</text:p>
          </table:table-cell>
          <table:table-cell table:style-name="ce20" table:formula="of:=[.O2]+1" office:value-type="float" office:value="2021">
            <text:p>juli</text:p>
          </table:table-cell>
          <table:table-cell table:style-name="ce20" table:formula="of:=[.P2]+1" office:value-type="float" office:value="2022">
            <text:p>juli</text:p>
          </table:table-cell>
          <table:table-cell table:style-name="ce20" table:formula="of:=[.Q2]+1" office:value-type="float" office:value="2023">
            <text:p>juli</text:p>
          </table:table-cell>
          <table:table-cell table:style-name="ce20" table:formula="of:=[.R2]+1" office:value-type="float" office:value="2024">
            <text:p>juli</text:p>
          </table:table-cell>
          <table:table-cell table:style-name="ce20" table:formula="of:=[.S2]+1" office:value-type="float" office:value="2025">
            <text:p>juli</text:p>
          </table:table-cell>
          <table:table-cell table:style-name="ce20" table:formula="of:=[.T2]+1" office:value-type="float" office:value="2026">
            <text:p>juli</text:p>
          </table:table-cell>
          <table:table-cell table:style-name="ce20" table:formula="of:=[.U2]+1" office:value-type="float" office:value="2027">
            <text:p>juli</text:p>
          </table:table-cell>
          <table:table-cell table:style-name="ce20" table:formula="of:=[.V2]+1" office:value-type="float" office:value="2028">
            <text:p>juli</text:p>
          </table:table-cell>
          <table:table-cell table:style-name="ce20" table:formula="of:=[.W2]+1" office:value-type="float" office:value="2029">
            <text:p>juli</text:p>
          </table:table-cell>
          <table:table-cell table:style-name="ce20" table:formula="of:=[.X2]+1" office:value-type="float" office:value="2030">
            <text:p>juli</text:p>
          </table:table-cell>
          <table:table-cell table:style-name="ce20" table:formula="of:=[.Y2]+1" office:value-type="float" office:value="2031">
            <text:p>juli</text:p>
          </table:table-cell>
          <table:table-cell table:style-name="ce20" table:formula="of:=[.Z2]+1" office:value-type="float" office:value="2032">
            <text:p>juli</text:p>
          </table:table-cell>
          <table:table-cell table:style-name="ce20" table:formula="of:=[.AA2]+1" office:value-type="float" office:value="2033">
            <text:p>juli</text:p>
          </table:table-cell>
          <table:table-cell table:style-name="ce20" table:formula="of:=[.AB2]+1" office:value-type="float" office:value="2034">
            <text:p>juli</text:p>
          </table:table-cell>
          <table:table-cell table:style-name="ce20" table:formula="of:=[.AC2]+1" office:value-type="float" office:value="2035">
            <text:p>juli</text:p>
          </table:table-cell>
          <table:table-cell table:style-name="ce20" table:formula="of:=[.AD2]+1" office:value-type="float" office:value="2036">
            <text:p>juli</text:p>
          </table:table-cell>
          <table:table-cell table:style-name="ce20" table:formula="of:=[.AE2]+1" office:value-type="float" office:value="2037">
            <text:p>juli</text:p>
          </table:table-cell>
          <table:table-cell table:style-name="ce20" table:formula="of:=[.AF2]+1" office:value-type="float" office:value="2038">
            <text:p>juli</text:p>
          </table:table-cell>
          <table:table-cell table:style-name="ce20" table:formula="of:=[.AG2]+1" office:value-type="float" office:value="2039">
            <text:p>juli</text:p>
          </table:table-cell>
          <table:table-cell table:style-name="ce20" table:formula="of:=[.AH2]+1" office:value-type="float" office:value="2040">
            <text:p>aug.</text:p>
          </table:table-cell>
          <table:table-cell table:style-name="ce20" table:formula="of:=[.AI2]+1" office:value-type="float" office:value="2041">
            <text:p>aug.</text:p>
          </table:table-cell>
          <table:table-cell table:style-name="ce20" table:formula="of:=[.AJ2]+1" office:value-type="float" office:value="2042">
            <text:p>aug.</text:p>
          </table:table-cell>
          <table:table-cell table:style-name="ce20" table:formula="of:=[.AK2]+1" office:value-type="float" office:value="2043">
            <text:p>aug.</text:p>
          </table:table-cell>
          <table:table-cell table:style-name="ce20" table:formula="of:=[.AL2]+1" office:value-type="float" office:value="2044">
            <text:p>aug.</text:p>
          </table:table-cell>
          <table:table-cell table:style-name="ce20" table:formula="of:=[.AM2]+1" office:value-type="float" office:value="2045">
            <text:p>aug.</text:p>
          </table:table-cell>
          <table:table-cell table:style-name="ce20" table:formula="of:=[.AN2]+1" office:value-type="float" office:value="2046">
            <text:p>aug.</text:p>
          </table:table-cell>
          <table:table-cell table:style-name="ce20" table:formula="of:=[.AO2]+1" office:value-type="float" office:value="2047">
            <text:p>aug.</text:p>
          </table:table-cell>
          <table:table-cell table:style-name="ce20" table:formula="of:=[.AP2]+1" office:value-type="float" office:value="2048">
            <text:p>aug.</text:p>
          </table:table-cell>
          <table:table-cell table:style-name="ce20" table:formula="of:=[.AQ2]+1" office:value-type="float" office:value="2049">
            <text:p>aug.</text:p>
          </table:table-cell>
          <table:table-cell table:style-name="ce20" table:formula="of:=[.AR2]+1" office:value-type="float" office:value="2050">
            <text:p>aug.</text:p>
          </table:table-cell>
          <table:table-cell table:style-name="ce20" table:formula="of:=[.AS2]+1" office:value-type="float" office:value="2051">
            <text:p>aug.</text:p>
          </table:table-cell>
          <table:table-cell table:style-name="ce20" table:formula="of:=[.AT2]+1" office:value-type="float" office:value="2052">
            <text:p>aug.</text:p>
          </table:table-cell>
          <table:table-cell table:style-name="ce20" table:formula="of:=[.AU2]+1" office:value-type="float" office:value="2053">
            <text:p>aug.</text:p>
          </table:table-cell>
          <table:table-cell table:style-name="ce20" table:formula="of:=[.AV2]+1" office:value-type="float" office:value="2054">
            <text:p>aug.</text:p>
          </table:table-cell>
          <table:table-cell table:style-name="ce20" table:formula="of:=[.AW2]+1" office:value-type="float" office:value="2055">
            <text:p>aug.</text:p>
          </table:table-cell>
          <table:table-cell table:style-name="ce20" table:formula="of:=[.AX2]+1" office:value-type="float" office:value="2056">
            <text:p>aug.</text:p>
          </table:table-cell>
          <table:table-cell table:style-name="ce20" table:formula="of:=[.AY2]+1" office:value-type="float" office:value="2057">
            <text:p>aug.</text:p>
          </table:table-cell>
          <table:table-cell table:style-name="ce20" table:formula="of:=[.AZ2]+1" office:value-type="float" office:value="2058">
            <text:p>aug.</text:p>
          </table:table-cell>
          <table:table-cell table:style-name="ce20" table:formula="of:=[.BA2]+1" office:value-type="float" office:value="2059">
            <text:p>aug.</text:p>
          </table:table-cell>
          <table:table-cell table:style-name="ce20" table:formula="of:=[.BB2]+1" office:value-type="float" office:value="2060">
            <text:p>aug.</text:p>
          </table:table-cell>
          <table:table-cell table:style-name="ce20" table:formula="of:=[.BC2]+1" office:value-type="float" office:value="2061">
            <text:p>aug.</text:p>
          </table:table-cell>
          <table:table-cell table:style-name="ce20" table:formula="of:=[.BD2]+1" office:value-type="float" office:value="2062">
            <text:p>aug.</text:p>
          </table:table-cell>
          <table:table-cell table:style-name="ce20" table:formula="of:=[.BE2]+1" office:value-type="float" office:value="2063">
            <text:p>aug.</text:p>
          </table:table-cell>
          <table:table-cell table:style-name="ce20" table:formula="of:=[.BF2]+1" office:value-type="float" office:value="2064">
            <text:p>aug.</text:p>
          </table:table-cell>
          <table:table-cell table:style-name="ce20" table:formula="of:=[.BG2]+1" office:value-type="float" office:value="2065">
            <text:p>aug.</text:p>
          </table:table-cell>
          <table:table-cell table:style-name="ce20" table:formula="of:=[.BH2]+1" office:value-type="float" office:value="2066">
            <text:p>aug.</text:p>
          </table:table-cell>
          <table:table-cell table:style-name="ce20" table:formula="of:=[.BI2]+1" office:value-type="float" office:value="2067">
            <text:p>aug.</text:p>
          </table:table-cell>
          <table:table-cell table:style-name="ce20" table:formula="of:=[.BJ2]+1" office:value-type="float" office:value="2068">
            <text:p>aug.</text:p>
          </table:table-cell>
          <table:table-cell table:style-name="ce20" table:formula="of:=[.BK2]+1" office:value-type="float" office:value="2069">
            <text:p>aug.</text:p>
          </table:table-cell>
          <table:table-cell table:style-name="ce20" table:formula="of:=[.BL2]+1" office:value-type="float" office:value="2070">
            <text:p>aug.</text:p>
          </table:table-cell>
          <table:table-cell table:style-name="ce20" table:formula="of:=[.BM2]+1" office:value-type="float" office:value="2071">
            <text:p>sep.</text:p>
          </table:table-cell>
          <table:table-cell table:style-name="ce20" table:formula="of:=[.BN2]+1" office:value-type="float" office:value="2072">
            <text:p>sep.</text:p>
          </table:table-cell>
          <table:table-cell table:style-name="ce20" table:formula="of:=[.BO2]+1" office:value-type="float" office:value="2073">
            <text:p>sep.</text:p>
          </table:table-cell>
          <table:table-cell table:style-name="ce20" table:formula="of:=[.BP2]+1" office:value-type="float" office:value="2074">
            <text:p>sep.</text:p>
          </table:table-cell>
          <table:table-cell table:style-name="ce20" table:formula="of:=[.BQ2]+1" office:value-type="float" office:value="2075">
            <text:p>sep.</text:p>
          </table:table-cell>
          <table:table-cell table:style-name="ce20" table:formula="of:=[.BR2]+1" office:value-type="float" office:value="2076">
            <text:p>sep.</text:p>
          </table:table-cell>
          <table:table-cell table:style-name="ce20" table:formula="of:=[.BS2]+1" office:value-type="float" office:value="2077">
            <text:p>sep.</text:p>
          </table:table-cell>
          <table:table-cell table:style-name="ce20" table:formula="of:=[.BT2]+1" office:value-type="float" office:value="2078">
            <text:p>sep.</text:p>
          </table:table-cell>
          <table:table-cell table:style-name="ce20" table:formula="of:=[.BU2]+1" office:value-type="float" office:value="2079">
            <text:p>sep.</text:p>
          </table:table-cell>
          <table:table-cell table:style-name="ce20" table:formula="of:=[.BV2]+1" office:value-type="float" office:value="2080">
            <text:p>sep.</text:p>
          </table:table-cell>
          <table:table-cell table:style-name="ce20" table:formula="of:=[.BW2]+1" office:value-type="float" office:value="2081">
            <text:p>sep.</text:p>
          </table:table-cell>
          <table:table-cell table:style-name="ce20" table:formula="of:=[.BX2]+1" office:value-type="float" office:value="2082">
            <text:p>sep.</text:p>
          </table:table-cell>
          <table:table-cell table:style-name="ce20" table:formula="of:=[.BY2]+1" office:value-type="float" office:value="2083">
            <text:p>sep.</text:p>
          </table:table-cell>
          <table:table-cell table:style-name="ce20" table:formula="of:=[.BZ2]+1" office:value-type="float" office:value="2084">
            <text:p>sep.</text:p>
          </table:table-cell>
          <table:table-cell table:style-name="ce20" table:formula="of:=[.CA2]+1" office:value-type="float" office:value="2085">
            <text:p>sep.</text:p>
          </table:table-cell>
          <table:table-cell table:style-name="ce20" table:formula="of:=[.CB2]+1" office:value-type="float" office:value="2086">
            <text:p>sep.</text:p>
          </table:table-cell>
          <table:table-cell table:style-name="ce20" table:formula="of:=[.CC2]+1" office:value-type="float" office:value="2087">
            <text:p>sep.</text:p>
          </table:table-cell>
          <table:table-cell table:style-name="ce20" table:formula="of:=[.CD2]+1" office:value-type="float" office:value="2088">
            <text:p>sep.</text:p>
          </table:table-cell>
          <table:table-cell table:style-name="ce20" table:formula="of:=[.CE2]+1" office:value-type="float" office:value="2089">
            <text:p>sep.</text:p>
          </table:table-cell>
          <table:table-cell table:style-name="ce20" table:formula="of:=[.CF2]+1" office:value-type="float" office:value="2090">
            <text:p>sep.</text:p>
          </table:table-cell>
          <table:table-cell table:style-name="ce20" table:formula="of:=[.CG2]+1" office:value-type="float" office:value="2091">
            <text:p>sep.</text:p>
          </table:table-cell>
          <table:table-cell table:style-name="ce20" table:formula="of:=[.CH2]+1" office:value-type="float" office:value="2092">
            <text:p>sep.</text:p>
          </table:table-cell>
          <table:table-cell table:style-name="ce20" table:formula="of:=[.CI2]+1" office:value-type="float" office:value="2093">
            <text:p>sep.</text:p>
          </table:table-cell>
          <table:table-cell table:style-name="ce20" table:formula="of:=[.CJ2]+1" office:value-type="float" office:value="2094">
            <text:p>sep.</text:p>
          </table:table-cell>
          <table:table-cell table:style-name="ce20" table:formula="of:=[.CK2]+1" office:value-type="float" office:value="2095">
            <text:p>sep.</text:p>
          </table:table-cell>
          <table:table-cell table:style-name="ce20" table:formula="of:=[.CL2]+1" office:value-type="float" office:value="2096">
            <text:p>sep.</text:p>
          </table:table-cell>
          <table:table-cell table:style-name="ce20" table:formula="of:=[.CM2]+1" office:value-type="float" office:value="2097">
            <text:p>sep.</text:p>
          </table:table-cell>
          <table:table-cell table:style-name="ce20" table:formula="of:=[.CN2]+1" office:value-type="float" office:value="2098">
            <text:p>sep.</text:p>
          </table:table-cell>
          <table:table-cell table:style-name="ce20" table:formula="of:=[.CO2]+1" office:value-type="float" office:value="2099">
            <text:p>sep.</text:p>
          </table:table-cell>
          <table:table-cell table:style-name="ce20" table:formula="of:=[.CP2]+1" office:value-type="float" office:value="2100">
            <text:p>sep.</text:p>
          </table:table-cell>
          <table:table-cell table:style-name="ce20" table:formula="of:=[.CQ2]+1" office:value-type="float" office:value="2101">
            <text:p>okt.</text:p>
          </table:table-cell>
          <table:table-cell table:style-name="ce20" table:formula="of:=[.CR2]+1" office:value-type="float" office:value="2102">
            <text:p>okt.</text:p>
          </table:table-cell>
          <table:table-cell table:style-name="ce20" table:formula="of:=[.CS2]+1" office:value-type="float" office:value="2103">
            <text:p>okt.</text:p>
          </table:table-cell>
          <table:table-cell table:style-name="ce20" table:formula="of:=[.CT2]+1" office:value-type="float" office:value="2104">
            <text:p>okt.</text:p>
          </table:table-cell>
          <table:table-cell table:style-name="ce20" table:formula="of:=[.CU2]+1" office:value-type="float" office:value="2105">
            <text:p>okt.</text:p>
          </table:table-cell>
          <table:table-cell table:style-name="ce20" table:formula="of:=[.CV2]+1" office:value-type="float" office:value="2106">
            <text:p>okt.</text:p>
          </table:table-cell>
          <table:table-cell table:style-name="ce20" table:formula="of:=[.CW2]+1" office:value-type="float" office:value="2107">
            <text:p>okt.</text:p>
          </table:table-cell>
          <table:table-cell table:style-name="ce20" table:formula="of:=[.CX2]+1" office:value-type="float" office:value="2108">
            <text:p>okt.</text:p>
          </table:table-cell>
          <table:table-cell table:style-name="ce20" table:formula="of:=[.CY2]+1" office:value-type="float" office:value="2109">
            <text:p>okt.</text:p>
          </table:table-cell>
          <table:table-cell table:style-name="ce20" table:formula="of:=[.CZ2]+1" office:value-type="float" office:value="2110">
            <text:p>okt.</text:p>
          </table:table-cell>
          <table:table-cell table:style-name="ce20" table:formula="of:=[.DA2]+1" office:value-type="float" office:value="2111">
            <text:p>okt.</text:p>
          </table:table-cell>
          <table:table-cell table:style-name="ce20" table:formula="of:=[.DB2]+1" office:value-type="float" office:value="2112">
            <text:p>okt.</text:p>
          </table:table-cell>
          <table:table-cell table:style-name="ce20" table:formula="of:=[.DC2]+1" office:value-type="float" office:value="2113">
            <text:p>okt.</text:p>
          </table:table-cell>
          <table:table-cell table:style-name="ce20" table:formula="of:=[.DD2]+1" office:value-type="float" office:value="2114">
            <text:p>okt.</text:p>
          </table:table-cell>
          <table:table-cell table:style-name="ce20" table:formula="of:=[.DE2]+1" office:value-type="float" office:value="2115">
            <text:p>okt.</text:p>
          </table:table-cell>
          <table:table-cell table:style-name="ce20" table:formula="of:=[.DF2]+1" office:value-type="float" office:value="2116">
            <text:p>okt.</text:p>
          </table:table-cell>
          <table:table-cell table:style-name="ce20" table:formula="of:=[.DG2]+1" office:value-type="float" office:value="2117">
            <text:p>okt.</text:p>
          </table:table-cell>
          <table:table-cell table:style-name="ce20" table:formula="of:=[.DH2]+1" office:value-type="float" office:value="2118">
            <text:p>okt.</text:p>
          </table:table-cell>
          <table:table-cell table:style-name="ce20" table:formula="of:=[.DI2]+1" office:value-type="float" office:value="2119">
            <text:p>okt.</text:p>
          </table:table-cell>
          <table:table-cell table:style-name="ce20" table:formula="of:=[.DJ2]+1" office:value-type="float" office:value="2120">
            <text:p>okt.</text:p>
          </table:table-cell>
          <table:table-cell table:style-name="ce20" table:formula="of:=[.DK2]+1" office:value-type="float" office:value="2121">
            <text:p>okt.</text:p>
          </table:table-cell>
          <table:table-cell table:style-name="ce20" table:formula="of:=[.DL2]+1" office:value-type="float" office:value="2122">
            <text:p>okt.</text:p>
          </table:table-cell>
          <table:table-cell table:style-name="ce20" table:formula="of:=[.DM2]+1" office:value-type="float" office:value="2123">
            <text:p>okt.</text:p>
          </table:table-cell>
          <table:table-cell table:style-name="ce20" table:formula="of:=[.DN2]+1" office:value-type="float" office:value="2124">
            <text:p>okt.</text:p>
          </table:table-cell>
          <table:table-cell table:style-name="ce20" table:formula="of:=[.DO2]+1" office:value-type="float" office:value="2125">
            <text:p>okt.</text:p>
          </table:table-cell>
          <table:table-cell table:style-name="ce20" table:formula="of:=[.DP2]+1" office:value-type="float" office:value="2126">
            <text:p>okt.</text:p>
          </table:table-cell>
          <table:table-cell table:style-name="ce20" table:formula="of:=[.DQ2]+1" office:value-type="float" office:value="2127">
            <text:p>okt.</text:p>
          </table:table-cell>
          <table:table-cell table:style-name="ce20" table:formula="of:=[.DR2]+1" office:value-type="float" office:value="2128">
            <text:p>okt.</text:p>
          </table:table-cell>
          <table:table-cell table:style-name="ce20" table:formula="of:=[.DS2]+1" office:value-type="float" office:value="2129">
            <text:p>okt.</text:p>
          </table:table-cell>
          <table:table-cell table:style-name="ce20" table:formula="of:=[.DT2]+1" office:value-type="float" office:value="2130">
            <text:p>okt.</text:p>
          </table:table-cell>
          <table:table-cell table:style-name="ce20" table:formula="of:=[.DU2]+1" office:value-type="float" office:value="2131">
            <text:p>okt.</text:p>
          </table:table-cell>
          <table:table-cell table:style-name="ce20" table:formula="of:=[.DV2]+1" office:value-type="float" office:value="2132">
            <text:p>nov.</text:p>
          </table:table-cell>
          <table:table-cell table:style-name="ce20" table:formula="of:=[.DW2]+1" office:value-type="float" office:value="2133">
            <text:p>nov.</text:p>
          </table:table-cell>
          <table:table-cell table:style-name="ce20" table:formula="of:=[.DX2]+1" office:value-type="float" office:value="2134">
            <text:p>nov.</text:p>
          </table:table-cell>
          <table:table-cell table:style-name="ce20" table:formula="of:=[.DY2]+1" office:value-type="float" office:value="2135">
            <text:p>nov.</text:p>
          </table:table-cell>
          <table:table-cell table:style-name="ce20" table:formula="of:=[.DZ2]+1" office:value-type="float" office:value="2136">
            <text:p>nov.</text:p>
          </table:table-cell>
          <table:table-cell table:style-name="ce20" table:formula="of:=[.EA2]+1" office:value-type="float" office:value="2137">
            <text:p>nov.</text:p>
          </table:table-cell>
          <table:table-cell table:style-name="ce20" table:formula="of:=[.EB2]+1" office:value-type="float" office:value="2138">
            <text:p>nov.</text:p>
          </table:table-cell>
          <table:table-cell table:style-name="ce20" table:formula="of:=[.EC2]+1" office:value-type="float" office:value="2139">
            <text:p>nov.</text:p>
          </table:table-cell>
          <table:table-cell table:number-columns-repeated="890"/>
        </table:table-row>
        <table:table-row table:style-name="ro3">
          <table:table-cell table:style-name="ce2" table:number-columns-repeated="3"/>
          <table:table-cell table:style-name="ce2" office:value-type="float" office:value="2011">
            <text:p>2011</text:p>
          </table:table-cell>
          <table:table-cell table:style-name="ce2"/>
          <table:table-cell table:style-name="ce18"/>
          <table:table-cell table:style-name="ce8" table:number-columns-repeated="51"/>
          <table:table-cell table:number-columns-repeated="967"/>
        </table:table-row>
        <table:table-row table:style-name="ro4">
          <table:table-cell table:style-name="ce3" table:number-columns-repeated="3"/>
          <table:table-cell table:style-name="ce3" office:value-type="string">
            <text:p>ISO WEEK NUM</text:p>
          </table:table-cell>
          <table:table-cell table:style-name="ce13" table:formula="of:=&quot;W&quot;&amp;INT((((([.E6]-DATE(YEAR((([.E6]-WEEKDAY(([.E6]-1)))+4));1;3))+WEEKDAY(DATE(YEAR((([.E6]-WEEKDAY(([.E6]-1)))+4));1;3)))+5)/7))" office:value-type="string" office:string-value="W52">
            <text:p>W52</text:p>
          </table:table-cell>
          <table:table-cell table:style-name="ce13" table:formula="of:=&quot;W&quot;&amp;INT((((([.F6]-DATE(YEAR((([.F6]-WEEKDAY(([.F6]-1)))+4));1;3))+WEEKDAY(DATE(YEAR((([.F6]-WEEKDAY(([.F6]-1)))+4));1;3)))+5)/7))" office:value-type="string" office:string-value="W1">
            <text:p>W1</text:p>
          </table:table-cell>
          <table:table-cell table:style-name="ce13" table:formula="of:=&quot;W&quot;&amp;INT((((([.G6]-DATE(YEAR((([.G6]-WEEKDAY(([.G6]-1)))+4));1;3))+WEEKDAY(DATE(YEAR((([.G6]-WEEKDAY(([.G6]-1)))+4));1;3)))+5)/7))" office:value-type="string" office:string-value="W2">
            <text:p>W2</text:p>
          </table:table-cell>
          <table:table-cell table:style-name="ce13" table:formula="of:=&quot;W&quot;&amp;INT((((([.H6]-DATE(YEAR((([.H6]-WEEKDAY(([.H6]-1)))+4));1;3))+WEEKDAY(DATE(YEAR((([.H6]-WEEKDAY(([.H6]-1)))+4));1;3)))+5)/7))" office:value-type="string" office:string-value="W3">
            <text:p>W3</text:p>
          </table:table-cell>
          <table:table-cell table:style-name="ce13" table:formula="of:=&quot;W&quot;&amp;INT((((([.I6]-DATE(YEAR((([.I6]-WEEKDAY(([.I6]-1)))+4));1;3))+WEEKDAY(DATE(YEAR((([.I6]-WEEKDAY(([.I6]-1)))+4));1;3)))+5)/7))" office:value-type="string" office:string-value="W4">
            <text:p>W4</text:p>
          </table:table-cell>
          <table:table-cell table:style-name="ce13" table:formula="of:=&quot;W&quot;&amp;INT((((([.J6]-DATE(YEAR((([.J6]-WEEKDAY(([.J6]-1)))+4));1;3))+WEEKDAY(DATE(YEAR((([.J6]-WEEKDAY(([.J6]-1)))+4));1;3)))+5)/7))" office:value-type="string" office:string-value="W5">
            <text:p>W5</text:p>
          </table:table-cell>
          <table:table-cell table:style-name="ce13" table:formula="of:=&quot;W&quot;&amp;INT((((([.K6]-DATE(YEAR((([.K6]-WEEKDAY(([.K6]-1)))+4));1;3))+WEEKDAY(DATE(YEAR((([.K6]-WEEKDAY(([.K6]-1)))+4));1;3)))+5)/7))" office:value-type="string" office:string-value="W6">
            <text:p>W6</text:p>
          </table:table-cell>
          <table:table-cell table:style-name="ce13" table:formula="of:=&quot;W&quot;&amp;INT((((([.L6]-DATE(YEAR((([.L6]-WEEKDAY(([.L6]-1)))+4));1;3))+WEEKDAY(DATE(YEAR((([.L6]-WEEKDAY(([.L6]-1)))+4));1;3)))+5)/7))" office:value-type="string" office:string-value="W7">
            <text:p>W7</text:p>
          </table:table-cell>
          <table:table-cell table:style-name="ce13" table:formula="of:=&quot;W&quot;&amp;INT((((([.M6]-DATE(YEAR((([.M6]-WEEKDAY(([.M6]-1)))+4));1;3))+WEEKDAY(DATE(YEAR((([.M6]-WEEKDAY(([.M6]-1)))+4));1;3)))+5)/7))" office:value-type="string" office:string-value="W8">
            <text:p>W8</text:p>
          </table:table-cell>
          <table:table-cell table:style-name="ce13" table:formula="of:=&quot;W&quot;&amp;INT((((([.N6]-DATE(YEAR((([.N6]-WEEKDAY(([.N6]-1)))+4));1;3))+WEEKDAY(DATE(YEAR((([.N6]-WEEKDAY(([.N6]-1)))+4));1;3)))+5)/7))" office:value-type="string" office:string-value="W9">
            <text:p>W9</text:p>
          </table:table-cell>
          <table:table-cell table:style-name="ce13" table:formula="of:=&quot;W&quot;&amp;INT((((([.O6]-DATE(YEAR((([.O6]-WEEKDAY(([.O6]-1)))+4));1;3))+WEEKDAY(DATE(YEAR((([.O6]-WEEKDAY(([.O6]-1)))+4));1;3)))+5)/7))" office:value-type="string" office:string-value="W10">
            <text:p>W10</text:p>
          </table:table-cell>
          <table:table-cell table:style-name="ce13" table:formula="of:=&quot;W&quot;&amp;INT((((([.P6]-DATE(YEAR((([.P6]-WEEKDAY(([.P6]-1)))+4));1;3))+WEEKDAY(DATE(YEAR((([.P6]-WEEKDAY(([.P6]-1)))+4));1;3)))+5)/7))" office:value-type="string" office:string-value="W11">
            <text:p>W11</text:p>
          </table:table-cell>
          <table:table-cell table:style-name="ce13" table:formula="of:=&quot;W&quot;&amp;INT((((([.Q6]-DATE(YEAR((([.Q6]-WEEKDAY(([.Q6]-1)))+4));1;3))+WEEKDAY(DATE(YEAR((([.Q6]-WEEKDAY(([.Q6]-1)))+4));1;3)))+5)/7))" office:value-type="string" office:string-value="W12">
            <text:p>W12</text:p>
          </table:table-cell>
          <table:table-cell table:style-name="ce13" table:formula="of:=&quot;W&quot;&amp;INT((((([.R6]-DATE(YEAR((([.R6]-WEEKDAY(([.R6]-1)))+4));1;3))+WEEKDAY(DATE(YEAR((([.R6]-WEEKDAY(([.R6]-1)))+4));1;3)))+5)/7))" office:value-type="string" office:string-value="W13">
            <text:p>W13</text:p>
          </table:table-cell>
          <table:table-cell table:style-name="ce13" table:formula="of:=&quot;W&quot;&amp;INT((((([.S6]-DATE(YEAR((([.S6]-WEEKDAY(([.S6]-1)))+4));1;3))+WEEKDAY(DATE(YEAR((([.S6]-WEEKDAY(([.S6]-1)))+4));1;3)))+5)/7))" office:value-type="string" office:string-value="W14">
            <text:p>W14</text:p>
          </table:table-cell>
          <table:table-cell table:style-name="ce13" table:formula="of:=&quot;W&quot;&amp;INT((((([.T6]-DATE(YEAR((([.T6]-WEEKDAY(([.T6]-1)))+4));1;3))+WEEKDAY(DATE(YEAR((([.T6]-WEEKDAY(([.T6]-1)))+4));1;3)))+5)/7))" office:value-type="string" office:string-value="W15">
            <text:p>W15</text:p>
          </table:table-cell>
          <table:table-cell table:style-name="ce13" table:formula="of:=&quot;W&quot;&amp;INT((((([.U6]-DATE(YEAR((([.U6]-WEEKDAY(([.U6]-1)))+4));1;3))+WEEKDAY(DATE(YEAR((([.U6]-WEEKDAY(([.U6]-1)))+4));1;3)))+5)/7))" office:value-type="string" office:string-value="W16">
            <text:p>W16</text:p>
          </table:table-cell>
          <table:table-cell table:style-name="ce13" table:formula="of:=&quot;W&quot;&amp;INT((((([.V6]-DATE(YEAR((([.V6]-WEEKDAY(([.V6]-1)))+4));1;3))+WEEKDAY(DATE(YEAR((([.V6]-WEEKDAY(([.V6]-1)))+4));1;3)))+5)/7))" office:value-type="string" office:string-value="W17">
            <text:p>W17</text:p>
          </table:table-cell>
          <table:table-cell table:style-name="ce13" table:formula="of:=&quot;W&quot;&amp;INT((((([.W6]-DATE(YEAR((([.W6]-WEEKDAY(([.W6]-1)))+4));1;3))+WEEKDAY(DATE(YEAR((([.W6]-WEEKDAY(([.W6]-1)))+4));1;3)))+5)/7))" office:value-type="string" office:string-value="W18">
            <text:p>W18</text:p>
          </table:table-cell>
          <table:table-cell table:style-name="ce13" table:formula="of:=&quot;W&quot;&amp;INT((((([.X6]-DATE(YEAR((([.X6]-WEEKDAY(([.X6]-1)))+4));1;3))+WEEKDAY(DATE(YEAR((([.X6]-WEEKDAY(([.X6]-1)))+4));1;3)))+5)/7))" office:value-type="string" office:string-value="W19">
            <text:p>W19</text:p>
          </table:table-cell>
          <table:table-cell table:style-name="ce13" table:formula="of:=&quot;W&quot;&amp;INT((((([.Y6]-DATE(YEAR((([.Y6]-WEEKDAY(([.Y6]-1)))+4));1;3))+WEEKDAY(DATE(YEAR((([.Y6]-WEEKDAY(([.Y6]-1)))+4));1;3)))+5)/7))" office:value-type="string" office:string-value="W20">
            <text:p>W20</text:p>
          </table:table-cell>
          <table:table-cell table:style-name="ce13" table:formula="of:=&quot;W&quot;&amp;INT((((([.Z6]-DATE(YEAR((([.Z6]-WEEKDAY(([.Z6]-1)))+4));1;3))+WEEKDAY(DATE(YEAR((([.Z6]-WEEKDAY(([.Z6]-1)))+4));1;3)))+5)/7))" office:value-type="string" office:string-value="W21">
            <text:p>W21</text:p>
          </table:table-cell>
          <table:table-cell table:style-name="ce13" table:formula="of:=&quot;W&quot;&amp;INT((((([.AA6]-DATE(YEAR((([.AA6]-WEEKDAY(([.AA6]-1)))+4));1;3))+WEEKDAY(DATE(YEAR((([.AA6]-WEEKDAY(([.AA6]-1)))+4));1;3)))+5)/7))" office:value-type="string" office:string-value="W22">
            <text:p>W22</text:p>
          </table:table-cell>
          <table:table-cell table:style-name="ce13" table:formula="of:=&quot;W&quot;&amp;INT((((([.AB6]-DATE(YEAR((([.AB6]-WEEKDAY(([.AB6]-1)))+4));1;3))+WEEKDAY(DATE(YEAR((([.AB6]-WEEKDAY(([.AB6]-1)))+4));1;3)))+5)/7))" office:value-type="string" office:string-value="W23">
            <text:p>W23</text:p>
          </table:table-cell>
          <table:table-cell table:style-name="ce13" table:formula="of:=&quot;W&quot;&amp;INT((((([.AC6]-DATE(YEAR((([.AC6]-WEEKDAY(([.AC6]-1)))+4));1;3))+WEEKDAY(DATE(YEAR((([.AC6]-WEEKDAY(([.AC6]-1)))+4));1;3)))+5)/7))" office:value-type="string" office:string-value="W24">
            <text:p>W24</text:p>
          </table:table-cell>
          <table:table-cell table:style-name="ce13" table:formula="of:=&quot;W&quot;&amp;INT((((([.AD6]-DATE(YEAR((([.AD6]-WEEKDAY(([.AD6]-1)))+4));1;3))+WEEKDAY(DATE(YEAR((([.AD6]-WEEKDAY(([.AD6]-1)))+4));1;3)))+5)/7))" office:value-type="string" office:string-value="W25">
            <text:p>W25</text:p>
          </table:table-cell>
          <table:table-cell table:style-name="ce13" table:formula="of:=&quot;W&quot;&amp;INT((((([.AE6]-DATE(YEAR((([.AE6]-WEEKDAY(([.AE6]-1)))+4));1;3))+WEEKDAY(DATE(YEAR((([.AE6]-WEEKDAY(([.AE6]-1)))+4));1;3)))+5)/7))" office:value-type="string" office:string-value="W26">
            <text:p>W26</text:p>
          </table:table-cell>
          <table:table-cell table:style-name="ce13" table:formula="of:=&quot;W&quot;&amp;INT((((([.AF6]-DATE(YEAR((([.AF6]-WEEKDAY(([.AF6]-1)))+4));1;3))+WEEKDAY(DATE(YEAR((([.AF6]-WEEKDAY(([.AF6]-1)))+4));1;3)))+5)/7))" office:value-type="string" office:string-value="W27">
            <text:p>W27</text:p>
          </table:table-cell>
          <table:table-cell table:style-name="ce13" table:formula="of:=&quot;W&quot;&amp;INT((((([.AG6]-DATE(YEAR((([.AG6]-WEEKDAY(([.AG6]-1)))+4));1;3))+WEEKDAY(DATE(YEAR((([.AG6]-WEEKDAY(([.AG6]-1)))+4));1;3)))+5)/7))" office:value-type="string" office:string-value="W28">
            <text:p>W28</text:p>
          </table:table-cell>
          <table:table-cell table:style-name="ce13" table:formula="of:=&quot;W&quot;&amp;INT((((([.AH6]-DATE(YEAR((([.AH6]-WEEKDAY(([.AH6]-1)))+4));1;3))+WEEKDAY(DATE(YEAR((([.AH6]-WEEKDAY(([.AH6]-1)))+4));1;3)))+5)/7))" office:value-type="string" office:string-value="W29">
            <text:p>W29</text:p>
          </table:table-cell>
          <table:table-cell table:style-name="ce13" table:formula="of:=&quot;W&quot;&amp;INT((((([.AI6]-DATE(YEAR((([.AI6]-WEEKDAY(([.AI6]-1)))+4));1;3))+WEEKDAY(DATE(YEAR((([.AI6]-WEEKDAY(([.AI6]-1)))+4));1;3)))+5)/7))" office:value-type="string" office:string-value="W30">
            <text:p>W30</text:p>
          </table:table-cell>
          <table:table-cell table:style-name="ce13" table:formula="of:=&quot;W&quot;&amp;INT((((([.AJ6]-DATE(YEAR((([.AJ6]-WEEKDAY(([.AJ6]-1)))+4));1;3))+WEEKDAY(DATE(YEAR((([.AJ6]-WEEKDAY(([.AJ6]-1)))+4));1;3)))+5)/7))" office:value-type="string" office:string-value="W31">
            <text:p>W31</text:p>
          </table:table-cell>
          <table:table-cell table:style-name="ce13" table:formula="of:=&quot;W&quot;&amp;INT((((([.AK6]-DATE(YEAR((([.AK6]-WEEKDAY(([.AK6]-1)))+4));1;3))+WEEKDAY(DATE(YEAR((([.AK6]-WEEKDAY(([.AK6]-1)))+4));1;3)))+5)/7))" office:value-type="string" office:string-value="W32">
            <text:p>W32</text:p>
          </table:table-cell>
          <table:table-cell table:style-name="ce13" table:formula="of:=&quot;W&quot;&amp;INT((((([.AL6]-DATE(YEAR((([.AL6]-WEEKDAY(([.AL6]-1)))+4));1;3))+WEEKDAY(DATE(YEAR((([.AL6]-WEEKDAY(([.AL6]-1)))+4));1;3)))+5)/7))" office:value-type="string" office:string-value="W33">
            <text:p>W33</text:p>
          </table:table-cell>
          <table:table-cell table:style-name="ce13" table:formula="of:=&quot;W&quot;&amp;INT((((([.AM6]-DATE(YEAR((([.AM6]-WEEKDAY(([.AM6]-1)))+4));1;3))+WEEKDAY(DATE(YEAR((([.AM6]-WEEKDAY(([.AM6]-1)))+4));1;3)))+5)/7))" office:value-type="string" office:string-value="W34">
            <text:p>W34</text:p>
          </table:table-cell>
          <table:table-cell table:style-name="ce13" table:formula="of:=&quot;W&quot;&amp;INT((((([.AN6]-DATE(YEAR((([.AN6]-WEEKDAY(([.AN6]-1)))+4));1;3))+WEEKDAY(DATE(YEAR((([.AN6]-WEEKDAY(([.AN6]-1)))+4));1;3)))+5)/7))" office:value-type="string" office:string-value="W35">
            <text:p>W35</text:p>
          </table:table-cell>
          <table:table-cell table:style-name="ce13" table:formula="of:=&quot;W&quot;&amp;INT((((([.AO6]-DATE(YEAR((([.AO6]-WEEKDAY(([.AO6]-1)))+4));1;3))+WEEKDAY(DATE(YEAR((([.AO6]-WEEKDAY(([.AO6]-1)))+4));1;3)))+5)/7))" office:value-type="string" office:string-value="W36">
            <text:p>W36</text:p>
          </table:table-cell>
          <table:table-cell table:style-name="ce13" table:formula="of:=&quot;W&quot;&amp;INT((((([.AP6]-DATE(YEAR((([.AP6]-WEEKDAY(([.AP6]-1)))+4));1;3))+WEEKDAY(DATE(YEAR((([.AP6]-WEEKDAY(([.AP6]-1)))+4));1;3)))+5)/7))" office:value-type="string" office:string-value="W37">
            <text:p>W37</text:p>
          </table:table-cell>
          <table:table-cell table:style-name="ce13" table:formula="of:=&quot;W&quot;&amp;INT((((([.AQ6]-DATE(YEAR((([.AQ6]-WEEKDAY(([.AQ6]-1)))+4));1;3))+WEEKDAY(DATE(YEAR((([.AQ6]-WEEKDAY(([.AQ6]-1)))+4));1;3)))+5)/7))" office:value-type="string" office:string-value="W38">
            <text:p>W38</text:p>
          </table:table-cell>
          <table:table-cell table:style-name="ce13" table:formula="of:=&quot;W&quot;&amp;INT((((([.AR6]-DATE(YEAR((([.AR6]-WEEKDAY(([.AR6]-1)))+4));1;3))+WEEKDAY(DATE(YEAR((([.AR6]-WEEKDAY(([.AR6]-1)))+4));1;3)))+5)/7))" office:value-type="string" office:string-value="W39">
            <text:p>W39</text:p>
          </table:table-cell>
          <table:table-cell table:style-name="ce13" table:formula="of:=&quot;W&quot;&amp;INT((((([.AS6]-DATE(YEAR((([.AS6]-WEEKDAY(([.AS6]-1)))+4));1;3))+WEEKDAY(DATE(YEAR((([.AS6]-WEEKDAY(([.AS6]-1)))+4));1;3)))+5)/7))" office:value-type="string" office:string-value="W40">
            <text:p>W40</text:p>
          </table:table-cell>
          <table:table-cell table:style-name="ce13" table:formula="of:=&quot;W&quot;&amp;INT((((([.AT6]-DATE(YEAR((([.AT6]-WEEKDAY(([.AT6]-1)))+4));1;3))+WEEKDAY(DATE(YEAR((([.AT6]-WEEKDAY(([.AT6]-1)))+4));1;3)))+5)/7))" office:value-type="string" office:string-value="W41">
            <text:p>W41</text:p>
          </table:table-cell>
          <table:table-cell table:style-name="ce13" table:formula="of:=&quot;W&quot;&amp;INT((((([.AU6]-DATE(YEAR((([.AU6]-WEEKDAY(([.AU6]-1)))+4));1;3))+WEEKDAY(DATE(YEAR((([.AU6]-WEEKDAY(([.AU6]-1)))+4));1;3)))+5)/7))" office:value-type="string" office:string-value="W42">
            <text:p>W42</text:p>
          </table:table-cell>
          <table:table-cell table:style-name="ce13" table:formula="of:=&quot;W&quot;&amp;INT((((([.AV6]-DATE(YEAR((([.AV6]-WEEKDAY(([.AV6]-1)))+4));1;3))+WEEKDAY(DATE(YEAR((([.AV6]-WEEKDAY(([.AV6]-1)))+4));1;3)))+5)/7))" office:value-type="string" office:string-value="W43">
            <text:p>W43</text:p>
          </table:table-cell>
          <table:table-cell table:style-name="ce13" table:formula="of:=&quot;W&quot;&amp;INT((((([.AW6]-DATE(YEAR((([.AW6]-WEEKDAY(([.AW6]-1)))+4));1;3))+WEEKDAY(DATE(YEAR((([.AW6]-WEEKDAY(([.AW6]-1)))+4));1;3)))+5)/7))" office:value-type="string" office:string-value="W44">
            <text:p>W44</text:p>
          </table:table-cell>
          <table:table-cell table:style-name="ce13" table:formula="of:=&quot;W&quot;&amp;INT((((([.AX6]-DATE(YEAR((([.AX6]-WEEKDAY(([.AX6]-1)))+4));1;3))+WEEKDAY(DATE(YEAR((([.AX6]-WEEKDAY(([.AX6]-1)))+4));1;3)))+5)/7))" office:value-type="string" office:string-value="W45">
            <text:p>W45</text:p>
          </table:table-cell>
          <table:table-cell table:style-name="ce13" table:formula="of:=&quot;W&quot;&amp;INT((((([.AY6]-DATE(YEAR((([.AY6]-WEEKDAY(([.AY6]-1)))+4));1;3))+WEEKDAY(DATE(YEAR((([.AY6]-WEEKDAY(([.AY6]-1)))+4));1;3)))+5)/7))" office:value-type="string" office:string-value="W46">
            <text:p>W46</text:p>
          </table:table-cell>
          <table:table-cell table:style-name="ce13" table:formula="of:=&quot;W&quot;&amp;INT((((([.AZ6]-DATE(YEAR((([.AZ6]-WEEKDAY(([.AZ6]-1)))+4));1;3))+WEEKDAY(DATE(YEAR((([.AZ6]-WEEKDAY(([.AZ6]-1)))+4));1;3)))+5)/7))" office:value-type="string" office:string-value="W47">
            <text:p>W47</text:p>
          </table:table-cell>
          <table:table-cell table:style-name="ce13" table:formula="of:=&quot;W&quot;&amp;INT((((([.BA6]-DATE(YEAR((([.BA6]-WEEKDAY(([.BA6]-1)))+4));1;3))+WEEKDAY(DATE(YEAR((([.BA6]-WEEKDAY(([.BA6]-1)))+4));1;3)))+5)/7))" office:value-type="string" office:string-value="W48">
            <text:p>W48</text:p>
          </table:table-cell>
          <table:table-cell table:style-name="ce13" table:formula="of:=&quot;W&quot;&amp;INT((((([.BB6]-DATE(YEAR((([.BB6]-WEEKDAY(([.BB6]-1)))+4));1;3))+WEEKDAY(DATE(YEAR((([.BB6]-WEEKDAY(([.BB6]-1)))+4));1;3)))+5)/7))" office:value-type="string" office:string-value="W49">
            <text:p>W49</text:p>
          </table:table-cell>
          <table:table-cell table:style-name="ce13" table:formula="of:=&quot;W&quot;&amp;INT((((([.BC6]-DATE(YEAR((([.BC6]-WEEKDAY(([.BC6]-1)))+4));1;3))+WEEKDAY(DATE(YEAR((([.BC6]-WEEKDAY(([.BC6]-1)))+4));1;3)))+5)/7))" office:value-type="string" office:string-value="W50">
            <text:p>W50</text:p>
          </table:table-cell>
          <table:table-cell table:style-name="ce13" table:formula="of:=&quot;W&quot;&amp;INT((((([.BD6]-DATE(YEAR((([.BD6]-WEEKDAY(([.BD6]-1)))+4));1;3))+WEEKDAY(DATE(YEAR((([.BD6]-WEEKDAY(([.BD6]-1)))+4));1;3)))+5)/7))" office:value-type="string" office:string-value="W51">
            <text:p>W51</text:p>
          </table:table-cell>
          <table:table-cell table:style-name="ce13" table:formula="of:=&quot;W&quot;&amp;INT((((([.BE6]-DATE(YEAR((([.BE6]-WEEKDAY(([.BE6]-1)))+4));1;3))+WEEKDAY(DATE(YEAR((([.BE6]-WEEKDAY(([.BE6]-1)))+4));1;3)))+5)/7))" office:value-type="string" office:string-value="W52">
            <text:p>W52</text:p>
          </table:table-cell>
          <table:table-cell table:number-columns-repeated="967"/>
        </table:table-row>
        <table:table-row table:style-name="ro2">
          <table:table-cell table:style-name="ce4" table:number-columns-repeated="3"/>
          <table:table-cell table:style-name="ce4" office:value-type="string">
            <text:p>MONTH</text:p>
          </table:table-cell>
          <table:table-cell table:style-name="ce14" table:formula="of:=UPPER(TEXT([.E6];[$'Date Formatting Strings'.$B$11]))" office:value-type="string" office:string-value="DES.">
            <text:p>DES.</text:p>
          </table:table-cell>
          <table:table-cell table:style-name="ce14" table:formula="of:=IF((MONTH([.F6])&lt;&gt;MONTH([.E6]));UPPER(TEXT([.F6];[$'Date Formatting Strings'.$B$11]));&quot;&quot;)" office:value-type="string" office:string-value="JAN.">
            <text:p>JAN.</text:p>
          </table:table-cell>
          <table:table-cell table:style-name="ce14" table:formula="of:=IF((MONTH([.G6])&lt;&gt;MONTH([.F6]));UPPER(TEXT([.G6];[$'Date Formatting Strings'.$B$11]));&quot;&quot;)">
            <text:p/>
          </table:table-cell>
          <table:table-cell table:style-name="ce14" table:formula="of:=IF((MONTH([.H6])&lt;&gt;MONTH([.G6]));UPPER(TEXT([.H6];[$'Date Formatting Strings'.$B$11]));&quot;&quot;)">
            <text:p/>
          </table:table-cell>
          <table:table-cell table:style-name="ce14" table:formula="of:=IF((MONTH([.I6])&lt;&gt;MONTH([.H6]));UPPER(TEXT([.I6];[$'Date Formatting Strings'.$B$11]));&quot;&quot;)">
            <text:p/>
          </table:table-cell>
          <table:table-cell table:style-name="ce14" table:formula="of:=IF((MONTH([.J6])&lt;&gt;MONTH([.I6]));UPPER(TEXT([.J6];[$'Date Formatting Strings'.$B$11]));&quot;&quot;)">
            <text:p/>
          </table:table-cell>
          <table:table-cell table:style-name="ce14" table:formula="of:=IF((MONTH([.K6])&lt;&gt;MONTH([.J6]));UPPER(TEXT([.K6];[$'Date Formatting Strings'.$B$11]));&quot;&quot;)" office:value-type="string" office:string-value="FEB.">
            <text:p>FEB.</text:p>
          </table:table-cell>
          <table:table-cell table:style-name="ce14" table:formula="of:=IF((MONTH([.L6])&lt;&gt;MONTH([.K6]));UPPER(TEXT([.L6];[$'Date Formatting Strings'.$B$11]));&quot;&quot;)">
            <text:p/>
          </table:table-cell>
          <table:table-cell table:style-name="ce14" table:formula="of:=IF((MONTH([.M6])&lt;&gt;MONTH([.L6]));UPPER(TEXT([.M6];[$'Date Formatting Strings'.$B$11]));&quot;&quot;)">
            <text:p/>
          </table:table-cell>
          <table:table-cell table:style-name="ce14" table:formula="of:=IF((MONTH([.N6])&lt;&gt;MONTH([.M6]));UPPER(TEXT([.N6];[$'Date Formatting Strings'.$B$11]));&quot;&quot;)">
            <text:p/>
          </table:table-cell>
          <table:table-cell table:style-name="ce14" table:formula="of:=IF((MONTH([.O6])&lt;&gt;MONTH([.N6]));UPPER(TEXT([.O6];[$'Date Formatting Strings'.$B$11]));&quot;&quot;)" office:value-type="string" office:string-value="MARS">
            <text:p>MARS</text:p>
          </table:table-cell>
          <table:table-cell table:style-name="ce14" table:formula="of:=IF((MONTH([.P6])&lt;&gt;MONTH([.O6]));UPPER(TEXT([.P6];[$'Date Formatting Strings'.$B$11]));&quot;&quot;)">
            <text:p/>
          </table:table-cell>
          <table:table-cell table:style-name="ce14" table:formula="of:=IF((MONTH([.Q6])&lt;&gt;MONTH([.P6]));UPPER(TEXT([.Q6];[$'Date Formatting Strings'.$B$11]));&quot;&quot;)">
            <text:p/>
          </table:table-cell>
          <table:table-cell table:style-name="ce14" table:formula="of:=IF((MONTH([.R6])&lt;&gt;MONTH([.Q6]));UPPER(TEXT([.R6];[$'Date Formatting Strings'.$B$11]));&quot;&quot;)">
            <text:p/>
          </table:table-cell>
          <table:table-cell table:style-name="ce14" table:formula="of:=IF((MONTH([.S6])&lt;&gt;MONTH([.R6]));UPPER(TEXT([.S6];[$'Date Formatting Strings'.$B$11]));&quot;&quot;)" office:value-type="string" office:string-value="APRIL">
            <text:p>APRIL</text:p>
          </table:table-cell>
          <table:table-cell table:style-name="ce14" table:formula="of:=IF((MONTH([.T6])&lt;&gt;MONTH([.S6]));UPPER(TEXT([.T6];[$'Date Formatting Strings'.$B$11]));&quot;&quot;)">
            <text:p/>
          </table:table-cell>
          <table:table-cell table:style-name="ce14" table:formula="of:=IF((MONTH([.U6])&lt;&gt;MONTH([.T6]));UPPER(TEXT([.U6];[$'Date Formatting Strings'.$B$11]));&quot;&quot;)">
            <text:p/>
          </table:table-cell>
          <table:table-cell table:style-name="ce14" table:formula="of:=IF((MONTH([.V6])&lt;&gt;MONTH([.U6]));UPPER(TEXT([.V6];[$'Date Formatting Strings'.$B$11]));&quot;&quot;)">
            <text:p/>
          </table:table-cell>
          <table:table-cell table:style-name="ce14" table:formula="of:=IF((MONTH([.W6])&lt;&gt;MONTH([.V6]));UPPER(TEXT([.W6];[$'Date Formatting Strings'.$B$11]));&quot;&quot;)" office:value-type="string" office:string-value="MAI">
            <text:p>MAI</text:p>
          </table:table-cell>
          <table:table-cell table:style-name="ce14" table:formula="of:=IF((MONTH([.X6])&lt;&gt;MONTH([.W6]));UPPER(TEXT([.X6];[$'Date Formatting Strings'.$B$11]));&quot;&quot;)">
            <text:p/>
          </table:table-cell>
          <table:table-cell table:style-name="ce14" table:formula="of:=IF((MONTH([.Y6])&lt;&gt;MONTH([.X6]));UPPER(TEXT([.Y6];[$'Date Formatting Strings'.$B$11]));&quot;&quot;)">
            <text:p/>
          </table:table-cell>
          <table:table-cell table:style-name="ce14" table:formula="of:=IF((MONTH([.Z6])&lt;&gt;MONTH([.Y6]));UPPER(TEXT([.Z6];[$'Date Formatting Strings'.$B$11]));&quot;&quot;)">
            <text:p/>
          </table:table-cell>
          <table:table-cell table:style-name="ce14" table:formula="of:=IF((MONTH([.AA6])&lt;&gt;MONTH([.Z6]));UPPER(TEXT([.AA6];[$'Date Formatting Strings'.$B$11]));&quot;&quot;)">
            <text:p/>
          </table:table-cell>
          <table:table-cell table:style-name="ce14" table:formula="of:=IF((MONTH([.AB6])&lt;&gt;MONTH([.AA6]));UPPER(TEXT([.AB6];[$'Date Formatting Strings'.$B$11]));&quot;&quot;)" office:value-type="string" office:string-value="JUNI">
            <text:p>JUNI</text:p>
          </table:table-cell>
          <table:table-cell table:style-name="ce14" table:formula="of:=IF((MONTH([.AC6])&lt;&gt;MONTH([.AB6]));UPPER(TEXT([.AC6];[$'Date Formatting Strings'.$B$11]));&quot;&quot;)">
            <text:p/>
          </table:table-cell>
          <table:table-cell table:style-name="ce14" table:formula="of:=IF((MONTH([.AD6])&lt;&gt;MONTH([.AC6]));UPPER(TEXT([.AD6];[$'Date Formatting Strings'.$B$11]));&quot;&quot;)">
            <text:p/>
          </table:table-cell>
          <table:table-cell table:style-name="ce14" table:formula="of:=IF((MONTH([.AE6])&lt;&gt;MONTH([.AD6]));UPPER(TEXT([.AE6];[$'Date Formatting Strings'.$B$11]));&quot;&quot;)">
            <text:p/>
          </table:table-cell>
          <table:table-cell table:style-name="ce14" table:formula="of:=IF((MONTH([.AF6])&lt;&gt;MONTH([.AE6]));UPPER(TEXT([.AF6];[$'Date Formatting Strings'.$B$11]));&quot;&quot;)" office:value-type="string" office:string-value="JULI">
            <text:p>JULI</text:p>
          </table:table-cell>
          <table:table-cell table:style-name="ce14" table:formula="of:=IF((MONTH([.AG6])&lt;&gt;MONTH([.AF6]));UPPER(TEXT([.AG6];[$'Date Formatting Strings'.$B$11]));&quot;&quot;)">
            <text:p/>
          </table:table-cell>
          <table:table-cell table:style-name="ce14" table:formula="of:=IF((MONTH([.AH6])&lt;&gt;MONTH([.AG6]));UPPER(TEXT([.AH6];[$'Date Formatting Strings'.$B$11]));&quot;&quot;)">
            <text:p/>
          </table:table-cell>
          <table:table-cell table:style-name="ce14" table:formula="of:=IF((MONTH([.AI6])&lt;&gt;MONTH([.AH6]));UPPER(TEXT([.AI6];[$'Date Formatting Strings'.$B$11]));&quot;&quot;)">
            <text:p/>
          </table:table-cell>
          <table:table-cell table:style-name="ce14" table:formula="of:=IF((MONTH([.AJ6])&lt;&gt;MONTH([.AI6]));UPPER(TEXT([.AJ6];[$'Date Formatting Strings'.$B$11]));&quot;&quot;)" office:value-type="string" office:string-value="AUG.">
            <text:p>AUG.</text:p>
          </table:table-cell>
          <table:table-cell table:style-name="ce14" table:formula="of:=IF((MONTH([.AK6])&lt;&gt;MONTH([.AJ6]));UPPER(TEXT([.AK6];[$'Date Formatting Strings'.$B$11]));&quot;&quot;)">
            <text:p/>
          </table:table-cell>
          <table:table-cell table:style-name="ce14" table:formula="of:=IF((MONTH([.AL6])&lt;&gt;MONTH([.AK6]));UPPER(TEXT([.AL6];[$'Date Formatting Strings'.$B$11]));&quot;&quot;)">
            <text:p/>
          </table:table-cell>
          <table:table-cell table:style-name="ce14" table:formula="of:=IF((MONTH([.AM6])&lt;&gt;MONTH([.AL6]));UPPER(TEXT([.AM6];[$'Date Formatting Strings'.$B$11]));&quot;&quot;)">
            <text:p/>
          </table:table-cell>
          <table:table-cell table:style-name="ce14" table:formula="of:=IF((MONTH([.AN6])&lt;&gt;MONTH([.AM6]));UPPER(TEXT([.AN6];[$'Date Formatting Strings'.$B$11]));&quot;&quot;)">
            <text:p/>
          </table:table-cell>
          <table:table-cell table:style-name="ce14" table:formula="of:=IF((MONTH([.AO6])&lt;&gt;MONTH([.AN6]));UPPER(TEXT([.AO6];[$'Date Formatting Strings'.$B$11]));&quot;&quot;)" office:value-type="string" office:string-value="SEP.">
            <text:p>SEP.</text:p>
          </table:table-cell>
          <table:table-cell table:style-name="ce14" table:formula="of:=IF((MONTH([.AP6])&lt;&gt;MONTH([.AO6]));UPPER(TEXT([.AP6];[$'Date Formatting Strings'.$B$11]));&quot;&quot;)">
            <text:p/>
          </table:table-cell>
          <table:table-cell table:style-name="ce14" table:formula="of:=IF((MONTH([.AQ6])&lt;&gt;MONTH([.AP6]));UPPER(TEXT([.AQ6];[$'Date Formatting Strings'.$B$11]));&quot;&quot;)">
            <text:p/>
          </table:table-cell>
          <table:table-cell table:style-name="ce14" table:formula="of:=IF((MONTH([.AR6])&lt;&gt;MONTH([.AQ6]));UPPER(TEXT([.AR6];[$'Date Formatting Strings'.$B$11]));&quot;&quot;)">
            <text:p/>
          </table:table-cell>
          <table:table-cell table:style-name="ce14" table:formula="of:=IF((MONTH([.AS6])&lt;&gt;MONTH([.AR6]));UPPER(TEXT([.AS6];[$'Date Formatting Strings'.$B$11]));&quot;&quot;)" office:value-type="string" office:string-value="OKT.">
            <text:p>OKT.</text:p>
          </table:table-cell>
          <table:table-cell table:style-name="ce14" table:formula="of:=IF((MONTH([.AT6])&lt;&gt;MONTH([.AS6]));UPPER(TEXT([.AT6];[$'Date Formatting Strings'.$B$11]));&quot;&quot;)">
            <text:p/>
          </table:table-cell>
          <table:table-cell table:style-name="ce14" table:formula="of:=IF((MONTH([.AU6])&lt;&gt;MONTH([.AT6]));UPPER(TEXT([.AU6];[$'Date Formatting Strings'.$B$11]));&quot;&quot;)">
            <text:p/>
          </table:table-cell>
          <table:table-cell table:style-name="ce14" table:formula="of:=IF((MONTH([.AV6])&lt;&gt;MONTH([.AU6]));UPPER(TEXT([.AV6];[$'Date Formatting Strings'.$B$11]));&quot;&quot;)">
            <text:p/>
          </table:table-cell>
          <table:table-cell table:style-name="ce14" table:formula="of:=IF((MONTH([.AW6])&lt;&gt;MONTH([.AV6]));UPPER(TEXT([.AW6];[$'Date Formatting Strings'.$B$11]));&quot;&quot;)">
            <text:p/>
          </table:table-cell>
          <table:table-cell table:style-name="ce14" table:formula="of:=IF((MONTH([.AX6])&lt;&gt;MONTH([.AW6]));UPPER(TEXT([.AX6];[$'Date Formatting Strings'.$B$11]));&quot;&quot;)" office:value-type="string" office:string-value="NOV.">
            <text:p>NOV.</text:p>
          </table:table-cell>
          <table:table-cell table:style-name="ce14" table:formula="of:=IF((MONTH([.AY6])&lt;&gt;MONTH([.AX6]));UPPER(TEXT([.AY6];[$'Date Formatting Strings'.$B$11]));&quot;&quot;)">
            <text:p/>
          </table:table-cell>
          <table:table-cell table:style-name="ce14" table:formula="of:=IF((MONTH([.AZ6])&lt;&gt;MONTH([.AY6]));UPPER(TEXT([.AZ6];[$'Date Formatting Strings'.$B$11]));&quot;&quot;)">
            <text:p/>
          </table:table-cell>
          <table:table-cell table:style-name="ce14" table:formula="of:=IF((MONTH([.BA6])&lt;&gt;MONTH([.AZ6]));UPPER(TEXT([.BA6];[$'Date Formatting Strings'.$B$11]));&quot;&quot;)">
            <text:p/>
          </table:table-cell>
          <table:table-cell table:style-name="ce14" table:formula="of:=IF((MONTH([.BB6])&lt;&gt;MONTH([.BA6]));UPPER(TEXT([.BB6];[$'Date Formatting Strings'.$B$11]));&quot;&quot;)" office:value-type="string" office:string-value="DES.">
            <text:p>DES.</text:p>
          </table:table-cell>
          <table:table-cell table:style-name="ce14" table:formula="of:=IF((MONTH([.BC6])&lt;&gt;MONTH([.BB6]));UPPER(TEXT([.BC6];[$'Date Formatting Strings'.$B$11]));&quot;&quot;)">
            <text:p/>
          </table:table-cell>
          <table:table-cell table:style-name="ce14" table:formula="of:=IF((MONTH([.BD6])&lt;&gt;MONTH([.BC6]));UPPER(TEXT([.BD6];[$'Date Formatting Strings'.$B$11]));&quot;&quot;)">
            <text:p/>
          </table:table-cell>
          <table:table-cell table:style-name="ce14" table:formula="of:=IF((MONTH([.BE6])&lt;&gt;MONTH([.BD6]));UPPER(TEXT([.BE6];[$'Date Formatting Strings'.$B$11]));&quot;&quot;)">
            <text:p/>
          </table:table-cell>
          <table:table-cell table:number-columns-repeated="967"/>
        </table:table-row>
        <table:table-row table:style-name="ro2">
          <table:table-cell table:style-name="ce4" table:number-columns-repeated="3"/>
          <table:table-cell table:style-name="ce10" office:value-type="string">
            <text:p>(MON)DAY</text:p>
          </table:table-cell>
          <table:table-cell table:style-name="ce15" table:formula="of:=(DATE([.$D$3];1;1)-WEEKDAY(DATE([.$D$3];1;1)))+2" office:value-type="float" office:value="40539">
            <text:p>27</text:p>
          </table:table-cell>
          <table:table-cell table:style-name="ce19" table:formula="of:=[.E6]+7" office:value-type="float" office:value="40546">
            <text:p>03</text:p>
          </table:table-cell>
          <table:table-cell table:style-name="ce19" table:formula="of:=[.F6]+7" office:value-type="float" office:value="40553">
            <text:p>10</text:p>
          </table:table-cell>
          <table:table-cell table:style-name="ce19" table:formula="of:=[.G6]+7" office:value-type="float" office:value="40560">
            <text:p>17</text:p>
          </table:table-cell>
          <table:table-cell table:style-name="ce19" table:formula="of:=[.H6]+7" office:value-type="float" office:value="40567">
            <text:p>24</text:p>
          </table:table-cell>
          <table:table-cell table:style-name="ce19" table:formula="of:=[.I6]+7" office:value-type="float" office:value="40574">
            <text:p>31</text:p>
          </table:table-cell>
          <table:table-cell table:style-name="ce19" table:formula="of:=[.J6]+7" office:value-type="float" office:value="40581">
            <text:p>07</text:p>
          </table:table-cell>
          <table:table-cell table:style-name="ce19" table:formula="of:=[.K6]+7" office:value-type="float" office:value="40588">
            <text:p>14</text:p>
          </table:table-cell>
          <table:table-cell table:style-name="ce19" table:formula="of:=[.L6]+7" office:value-type="float" office:value="40595">
            <text:p>21</text:p>
          </table:table-cell>
          <table:table-cell table:style-name="ce19" table:formula="of:=[.M6]+7" office:value-type="float" office:value="40602">
            <text:p>28</text:p>
          </table:table-cell>
          <table:table-cell table:style-name="ce19" table:formula="of:=[.N6]+7" office:value-type="float" office:value="40609">
            <text:p>07</text:p>
          </table:table-cell>
          <table:table-cell table:style-name="ce19" table:formula="of:=[.O6]+7" office:value-type="float" office:value="40616">
            <text:p>14</text:p>
          </table:table-cell>
          <table:table-cell table:style-name="ce19" table:formula="of:=[.P6]+7" office:value-type="float" office:value="40623">
            <text:p>21</text:p>
          </table:table-cell>
          <table:table-cell table:style-name="ce19" table:formula="of:=[.Q6]+7" office:value-type="float" office:value="40630">
            <text:p>28</text:p>
          </table:table-cell>
          <table:table-cell table:style-name="ce19" table:formula="of:=[.R6]+7" office:value-type="float" office:value="40637">
            <text:p>04</text:p>
          </table:table-cell>
          <table:table-cell table:style-name="ce19" table:formula="of:=[.S6]+7" office:value-type="float" office:value="40644">
            <text:p>11</text:p>
          </table:table-cell>
          <table:table-cell table:style-name="ce19" table:formula="of:=[.T6]+7" office:value-type="float" office:value="40651">
            <text:p>18</text:p>
          </table:table-cell>
          <table:table-cell table:style-name="ce19" table:formula="of:=[.U6]+7" office:value-type="float" office:value="40658">
            <text:p>25</text:p>
          </table:table-cell>
          <table:table-cell table:style-name="ce19" table:formula="of:=[.V6]+7" office:value-type="float" office:value="40665">
            <text:p>02</text:p>
          </table:table-cell>
          <table:table-cell table:style-name="ce19" table:formula="of:=[.W6]+7" office:value-type="float" office:value="40672">
            <text:p>09</text:p>
          </table:table-cell>
          <table:table-cell table:style-name="ce19" table:formula="of:=[.X6]+7" office:value-type="float" office:value="40679">
            <text:p>16</text:p>
          </table:table-cell>
          <table:table-cell table:style-name="ce19" table:formula="of:=[.Y6]+7" office:value-type="float" office:value="40686">
            <text:p>23</text:p>
          </table:table-cell>
          <table:table-cell table:style-name="ce19" table:formula="of:=[.Z6]+7" office:value-type="float" office:value="40693">
            <text:p>30</text:p>
          </table:table-cell>
          <table:table-cell table:style-name="ce19" table:formula="of:=[.AA6]+7" office:value-type="float" office:value="40700">
            <text:p>06</text:p>
          </table:table-cell>
          <table:table-cell table:style-name="ce19" table:formula="of:=[.AB6]+7" office:value-type="float" office:value="40707">
            <text:p>13</text:p>
          </table:table-cell>
          <table:table-cell table:style-name="ce19" table:formula="of:=[.AC6]+7" office:value-type="float" office:value="40714">
            <text:p>20</text:p>
          </table:table-cell>
          <table:table-cell table:style-name="ce19" table:formula="of:=[.AD6]+7" office:value-type="float" office:value="40721">
            <text:p>27</text:p>
          </table:table-cell>
          <table:table-cell table:style-name="ce19" table:formula="of:=[.AE6]+7" office:value-type="float" office:value="40728">
            <text:p>04</text:p>
          </table:table-cell>
          <table:table-cell table:style-name="ce19" table:formula="of:=[.AF6]+7" office:value-type="float" office:value="40735">
            <text:p>11</text:p>
          </table:table-cell>
          <table:table-cell table:style-name="ce19" table:formula="of:=[.AG6]+7" office:value-type="float" office:value="40742">
            <text:p>18</text:p>
          </table:table-cell>
          <table:table-cell table:style-name="ce19" table:formula="of:=[.AH6]+7" office:value-type="float" office:value="40749">
            <text:p>25</text:p>
          </table:table-cell>
          <table:table-cell table:style-name="ce19" table:formula="of:=[.AI6]+7" office:value-type="float" office:value="40756">
            <text:p>01</text:p>
          </table:table-cell>
          <table:table-cell table:style-name="ce19" table:formula="of:=[.AJ6]+7" office:value-type="float" office:value="40763">
            <text:p>08</text:p>
          </table:table-cell>
          <table:table-cell table:style-name="ce19" table:formula="of:=[.AK6]+7" office:value-type="float" office:value="40770">
            <text:p>15</text:p>
          </table:table-cell>
          <table:table-cell table:style-name="ce19" table:formula="of:=[.AL6]+7" office:value-type="float" office:value="40777">
            <text:p>22</text:p>
          </table:table-cell>
          <table:table-cell table:style-name="ce19" table:formula="of:=[.AM6]+7" office:value-type="float" office:value="40784">
            <text:p>29</text:p>
          </table:table-cell>
          <table:table-cell table:style-name="ce19" table:formula="of:=[.AN6]+7" office:value-type="float" office:value="40791">
            <text:p>05</text:p>
          </table:table-cell>
          <table:table-cell table:style-name="ce19" table:formula="of:=[.AO6]+7" office:value-type="float" office:value="40798">
            <text:p>12</text:p>
          </table:table-cell>
          <table:table-cell table:style-name="ce19" table:formula="of:=[.AP6]+7" office:value-type="float" office:value="40805">
            <text:p>19</text:p>
          </table:table-cell>
          <table:table-cell table:style-name="ce19" table:formula="of:=[.AQ6]+7" office:value-type="float" office:value="40812">
            <text:p>26</text:p>
          </table:table-cell>
          <table:table-cell table:style-name="ce19" table:formula="of:=[.AR6]+7" office:value-type="float" office:value="40819">
            <text:p>03</text:p>
          </table:table-cell>
          <table:table-cell table:style-name="ce19" table:formula="of:=[.AS6]+7" office:value-type="float" office:value="40826">
            <text:p>10</text:p>
          </table:table-cell>
          <table:table-cell table:style-name="ce19" table:formula="of:=[.AT6]+7" office:value-type="float" office:value="40833">
            <text:p>17</text:p>
          </table:table-cell>
          <table:table-cell table:style-name="ce19" table:formula="of:=[.AU6]+7" office:value-type="float" office:value="40840">
            <text:p>24</text:p>
          </table:table-cell>
          <table:table-cell table:style-name="ce19" table:formula="of:=[.AV6]+7" office:value-type="float" office:value="40847">
            <text:p>31</text:p>
          </table:table-cell>
          <table:table-cell table:style-name="ce19" table:formula="of:=[.AW6]+7" office:value-type="float" office:value="40854">
            <text:p>07</text:p>
          </table:table-cell>
          <table:table-cell table:style-name="ce19" table:formula="of:=[.AX6]+7" office:value-type="float" office:value="40861">
            <text:p>14</text:p>
          </table:table-cell>
          <table:table-cell table:style-name="ce19" table:formula="of:=[.AY6]+7" office:value-type="float" office:value="40868">
            <text:p>21</text:p>
          </table:table-cell>
          <table:table-cell table:style-name="ce19" table:formula="of:=[.AZ6]+7" office:value-type="float" office:value="40875">
            <text:p>28</text:p>
          </table:table-cell>
          <table:table-cell table:style-name="ce19" table:formula="of:=[.BA6]+7" office:value-type="float" office:value="40882">
            <text:p>05</text:p>
          </table:table-cell>
          <table:table-cell table:style-name="ce19" table:formula="of:=[.BB6]+7" office:value-type="float" office:value="40889">
            <text:p>12</text:p>
          </table:table-cell>
          <table:table-cell table:style-name="ce19" table:formula="of:=[.BC6]+7" office:value-type="float" office:value="40896">
            <text:p>19</text:p>
          </table:table-cell>
          <table:table-cell table:style-name="ce19" table:formula="of:=[.BD6]+7" office:value-type="float" office:value="40903">
            <text:p>26</text:p>
          </table:table-cell>
          <table:table-cell table:number-columns-repeated="967"/>
        </table:table-row>
        <table:table-row table:style-name="ro5">
          <table:table-cell table:number-columns-repeated="1024"/>
        </table:table-row>
        <table:table-row table:style-name="ro2">
          <table:table-cell table:style-name="ce5" office:value-type="string">
            <text:p>CLIENT INTERACTION</text:p>
          </table:table-cell>
          <table:table-cell table:number-columns-repeated="4"/>
          <table:table-cell table:style-name="ce25" office:value-type="string">
            <text:p>C1</text:p>
          </table:table-cell>
          <table:table-cell table:style-name="ce29" table:number-columns-repeated="4"/>
          <table:table-cell table:style-name="ce25" office:value-type="string">
            <text:p>C2</text:p>
          </table:table-cell>
          <table:table-cell table:style-name="ce29" table:number-columns-repeated="6"/>
          <table:table-cell table:style-name="ce25" office:value-type="string">
            <text:p>C3</text:p>
          </table:table-cell>
          <table:table-cell table:number-columns-repeated="1006"/>
        </table:table-row>
        <table:table-row table:style-name="ro2">
          <table:table-cell/>
          <table:table-cell table:style-name="ce6" office:value-type="string">
            <text:p>C1 - Requirement Handoff</text:p>
          </table:table-cell>
          <table:table-cell table:number-columns-repeated="3"/>
          <table:table-cell table:style-name="ce26" office:value-type="string">
            <text:p>C1 provide to engineering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C2 - Approval</text:p>
          </table:table-cell>
          <table:table-cell table:number-columns-repeated="7"/>
          <table:table-cell table:style-name="ce28" office:value-type="string">
            <text:p>S1 review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string">
            <text:p>C3 - Signoff Work Complete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2">
          <table:table-cell table:style-name="ce5" office:value-type="string">
            <text:p>PLAYER APPLICATION (Joe)</text:p>
          </table:table-cell>
          <table:table-cell table:number-columns-repeated="4"/>
          <table:table-cell table:style-name="ce27" office:value-type="string">
            <text:p>C1</text:p>
          </table:table-cell>
          <table:table-cell table:style-name="ce27" table:number-columns-repeated="3"/>
          <table:table-cell table:style-name="ce30" office:value-type="string">
            <text:p>P1</text:p>
          </table:table-cell>
          <table:table-cell table:style-name="ce27" table:number-columns-repeated="4"/>
          <table:table-cell table:style-name="ce30" office:value-type="string">
            <text:p>P2</text:p>
          </table:table-cell>
          <table:table-cell table:number-columns-repeated="1009"/>
        </table:table-row>
        <table:table-row table:style-name="ro2">
          <table:table-cell/>
          <table:table-cell table:style-name="ce6" office:value-type="string">
            <text:p>P1 - engineering prototype</text:p>
          </table:table-cell>
          <table:table-cell table:number-columns-repeated="3"/>
          <table:table-cell table:style-name="ce28" office:value-type="string">
            <text:p>C1 required to start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P2 - styled prototype</text:p>
          </table:table-cell>
          <table:table-cell table:number-columns-repeated="7"/>
          <table:table-cell table:style-name="ce28" office:value-type="string">
            <text:p>S1 review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4" office:value-type="string">
            <text:p>dependency on Frida-S2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5" office:value-type="string">
            <text:p>PLAYER ARTWORK (Frida)</text:p>
          </table:table-cell>
          <table:table-cell table:number-columns-repeated="6"/>
          <table:table-cell table:style-name="ce27" table:number-columns-repeated="2"/>
          <table:table-cell table:style-name="ce30" office:value-type="string">
            <text:p>S1</text:p>
          </table:table-cell>
          <table:table-cell table:style-name="ce27"/>
          <table:table-cell table:style-name="ce30" office:value-type="string">
            <text:p>S2</text:p>
          </table:table-cell>
          <table:table-cell table:number-columns-repeated="1012"/>
        </table:table-row>
        <table:table-row table:style-name="ro2">
          <table:table-cell/>
          <table:table-cell table:style-name="ce6" office:value-type="string">
            <text:p>S1 - skin design</text:p>
          </table:table-cell>
          <table:table-cell table:number-columns-repeated="7"/>
          <table:table-cell table:style-name="ce28" office:value-type="string">
            <text:p>S1 delivery</text:p>
          </table:table-cell>
          <table:table-cell/>
          <table:table-cell table:style-name="ce28" office:value-type="string">
            <text:p>S2 delivery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string">
            <text:p>approval by client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S2 - skin delivery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S3 - 25% client fixups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2">
          <table:table-cell table:style-name="ce7" office:value-type="string">
            <text:p>&lt; select this entire row, right-click to insert more space</text:p>
          </table:table-cell>
          <table:table-cell table:number-columns-repeated="1023"/>
        </table:table-row>
        <table:table-row table:style-name="ro2">
          <table:table-cell table:style-name="ce8" table:number-columns-repeated="57"/>
          <table:table-cell table:number-columns-repeated="967"/>
        </table:table-row>
        <table:table-row table:style-name="ro5" table:number-rows-repeated="185">
          <table:table-cell table:number-columns-repeated="1024"/>
        </table:table-row>
        <table:table-row table:style-name="ro2">
          <table:table-cell table:number-columns-repeated="3"/>
          <table:table-cell table:style-name="ce11"/>
          <table:table-cell table:style-name="ce16" table:number-columns-repeated="53"/>
          <table:table-cell table:number-columns-repeated="967"/>
        </table:table-row>
        <table:table-row table:style-name="ro5" table:number-rows-repeated="10483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nb" number:country="NO">
      <number:number number:min-integer-digits="1"/>
    </number:number-style>
    <number:date-style style:name="N106P0" style:volatile="true">
      <number:month number:textual="true"/>
    </number:date-style>
    <number:text-style style:name="N106">
      <number:text-content/>
      <style:map style:condition="value()&gt;=0" style:apply-style-name="N106P0"/>
    </number:text-style>
    <number:date-style style:name="N107P0" style:volatile="true">
      <number:day number:style="long"/>
    </number:date-style>
    <number:text-style style:name="N107">
      <number:text-content/>
      <style:map style:condition="value()&gt;=0" style:apply-style-name="N107P0"/>
    </number:text-style>
    <number:date-style style:name="N108P0" style:volatile="true">
      <number:day-of-week number:style="long"/>
      <number:text>, </number:text>
      <number:month number:style="long" number:textual="true"/>
      <number:text> </number:text>
      <number:day/>
      <number:text>, y</number:text>
    </number:date-style>
    <number:text-style style:name="N108">
      <number:text-content/>
      <style:map style:condition="value()&gt;=0" style:apply-style-name="N108P0"/>
    </number:text-style>
    <number:number-style style:name="N8106P0" style:volatile="true" number:language="nb" number:country="NO">
      <number:text>kr </number:text>
      <number:number number:decimal-places="0" number:min-integer-digits="1" number:grouping="true"/>
    </number:number-style>
    <number:number-style style:name="N8106" number:language="nb" number:country="NO">
      <number:text>kr 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nb" number:country="NO">
      <number:text>kr </number:text>
      <number:number number:decimal-places="0" number:min-integer-digits="1" number:grouping="true"/>
    </number:number-style>
    <number:number-style style:name="N8107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nb" number:country="NO">
      <number:text>kr </number:text>
      <number:number number:decimal-places="2" number:min-integer-digits="1" number:grouping="true"/>
    </number:number-style>
    <number:number-style style:name="N8108" number:language="nb" number:country="NO">
      <number:text>kr 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nb" number:country="NO">
      <number:text>kr </number:text>
      <number:number number:decimal-places="2" number:min-integer-digits="1" number:grouping="true"/>
    </number:number-style>
    <number:number-style style:name="N8109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8111" number:language="nb" number:country="NO">
      <number:day number:style="long"/>
      <number:text>.</number:text>
      <number:month number:textual="true"/>
    </number:date-style>
    <number:date-style style:name="N8112" number:language="nb" number:country="NO">
      <number:month number:textual="true"/>
      <number:text>.</number:text>
      <number:year/>
    </number:date-style>
    <number:time-style style:name="N8113" number:language="nb" number:country="NO">
      <number:hours/>
      <number:text>:</number:text>
      <number:minutes number:style="long"/>
      <number:text> </number:text>
      <number:am-pm/>
    </number:time-style>
    <number:time-style style:name="N8114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nb" number:country="NO">
      <number:number number:decimal-places="0" number:min-integer-digits="1" number:grouping="true"/>
    </number:number-style>
    <number:number-style style:name="N8116" number:language="nb" number:country="NO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nb" number:country="NO">
      <number:number number:decimal-places="0" number:min-integer-digits="1" number:grouping="true"/>
    </number:number-style>
    <number:number-style style:name="N8117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nb" number:country="NO">
      <number:number number:decimal-places="2" number:min-integer-digits="1" number:grouping="true"/>
    </number:number-style>
    <number:number-style style:name="N8118" number:language="nb" number:country="NO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nb" number:country="NO">
      <number:number number:decimal-places="2" number:min-integer-digits="1" number:grouping="true"/>
    </number:number-style>
    <number:number-style style:name="N8119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nb" number:country="NO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nb" number:country="NO">
      <number:text> -</number:text>
      <number:number number:decimal-places="0" number:min-integer-digits="1" number:grouping="true"/>
      <number:text> </number:text>
    </number:number-style>
    <number:number-style style:name="N8120P2" style:volatile="true" number:language="nb" number:country="NO">
      <number:text> - </number:text>
    </number:number-style>
    <number:text-style style:name="N8120" number:language="nb" number:country="NO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nb" number:country="NO">
      <number:text> kr </number:text>
      <number:number number:decimal-places="0" number:min-integer-digits="1" number:grouping="true"/>
      <number:text> </number:text>
    </number:number-style>
    <number:number-style style:name="N8121P1" style:volatile="true" number:language="nb" number:country="NO">
      <number:text> kr -</number:text>
      <number:number number:decimal-places="0" number:min-integer-digits="1" number:grouping="true"/>
      <number:text> </number:text>
    </number:number-style>
    <number:number-style style:name="N8121P2" style:volatile="true" number:language="nb" number:country="NO">
      <number:text> kr - </number:text>
    </number:number-style>
    <number:text-style style:name="N8121" number:language="nb" number:country="NO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nb" number:country="NO">
      <number:text> </number:text>
      <number:number number:decimal-places="2" number:min-integer-digits="1" number:grouping="true"/>
      <number:text> </number:text>
    </number:number-style>
    <number:number-style style:name="N8122P1" style:volatile="true" number:language="nb" number:country="NO">
      <number:text> -</number:text>
      <number:number number:decimal-places="2" number:min-integer-digits="1" number:grouping="true"/>
      <number:text> </number:text>
    </number:number-style>
    <number:number-style style:name="N8122P2" style:volatile="true" number:language="nb" number:country="NO">
      <number:text> -</number:text>
      <number:number number:decimal-places="0" number:min-integer-digits="0"/>
      <number:text> </number:text>
    </number:number-style>
    <number:text-style style:name="N8122" number:language="nb" number:country="NO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nb" number:country="NO">
      <number:text> kr </number:text>
      <number:number number:decimal-places="2" number:min-integer-digits="1" number:grouping="true"/>
      <number:text> </number:text>
    </number:number-style>
    <number:number-style style:name="N8123P1" style:volatile="true" number:language="nb" number:country="NO">
      <number:text> kr -</number:text>
      <number:number number:decimal-places="2" number:min-integer-digits="1" number:grouping="true"/>
      <number:text> </number:text>
    </number:number-style>
    <number:number-style style:name="N8123P2" style:volatile="true" number:language="nb" number:country="NO">
      <number:text> kr -</number:text>
      <number:number number:decimal-places="0" number:min-integer-digits="0"/>
      <number:text> </number:text>
    </number:number-style>
    <number:text-style style:name="N8123" number:language="nb" number:country="NO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nb" number:country="NO">
      <number:minutes number:style="long"/>
      <number:text>:</number:text>
      <number:seconds number:style="long"/>
    </number:time-style>
    <number:time-style style:name="N8125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nb" number:country="NO">
      <number:minutes number:style="long"/>
      <number:text>:</number:text>
      <number:seconds number:style="long" number:decimal-places="1"/>
    </number:time-style>
    <number:number-style style:name="N8127" number:language="nb" number:country="N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6.02.2015</text:date>, <text:time>11:26:5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PageStyle_5f_Blank_20_Weekly_20_Sheet" style:display-name="PageStyle_Blank Weekly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e_20_Formatting_20_Strings" style:display-name="PageStyle_Date Formatting 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_20_Weekly_20_Sheet" style:display-name="PageStyle_Example Weekly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42" meta:object-count="0"/>
    <meta:generator>OpenOffice/4.1.1$Win32 OpenOffice.org_project/411m6$Build-9775</meta:generator>
  </office:meta>
</office:document-meta>
</file>